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text-properties fo:color="#000000" fo:language="en" fo:country="US" fo:font-style="normal" style:font-style-asian="normal" style:language-complex="ar" style:country-complex="SA" style:font-style-complex="normal"/>
    </style:style>
    <style:style style:name="P11"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12" style:family="paragraph" style:parent-style-name="Document_20_Title">
      <style:text-properties fo:language="en" fo:country="US" style:language-complex="ar" style:country-complex="SA"/>
    </style:style>
    <style:style style:name="P1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fo:color="#ff0000" fo:language="en" fo:country="US" fo:font-style="italic" style:font-style-asian="italic"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color="#000000" fo:language="en" fo:country="US" fo:font-style="normal" style:font-style-asian="normal" style:language-complex="ar" style:country-complex="SA" style:font-style-complex="normal"/>
    </style:style>
    <style:style style:name="P19"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20" style:family="paragraph" style:parent-style-name="Standard">
      <style:text-properties style:font-name="Arial" fo:font-size="9pt" fo:language="en" fo:country="US" style:font-size-asian="9pt" style:font-size-complex="9pt" style:language-complex="ar" style:country-complex="SA"/>
    </style:style>
    <style:style style:name="P21" style:family="paragraph" style:parent-style-name="Standard">
      <style:text-properties style:font-name="Arial" fo:language="en" fo:country="US"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25"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26"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7"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28"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29"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30"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31" style:family="paragraph" style:parent-style-name="Standard" style:list-style-name="">
      <style:paragraph-properties fo:line-height="0.1945in"/>
      <style:text-properties style:use-window-font-color="true"/>
    </style:style>
    <style:style style:name="P32" style:family="paragraph" style:parent-style-name="Standard" style:list-style-name="">
      <style:paragraph-properties fo:line-height="0.1846in"/>
      <style:text-properties style:use-window-font-color="true"/>
    </style:style>
    <style:style style:name="P33" style:family="paragraph" style:parent-style-name="Standard" style:list-style-name=""/>
    <style:style style:name="P34" style:family="paragraph" style:parent-style-name="Standard" style:list-style-name="">
      <style:paragraph-properties fo:keep-together="always"/>
    </style:style>
    <style:style style:name="P35" style:family="paragraph" style:parent-style-name="Standard" style:list-style-name="">
      <style:text-properties fo:font-size="10pt" style:font-size-asian="10pt" style:font-size-complex="10pt"/>
    </style:style>
    <style:style style:name="P36"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37" style:family="paragraph" style:parent-style-name="Standard" style:list-style-name="RTF_5f_Num_20_2">
      <style:paragraph-properties fo:margin-left="0in" fo:margin-right="0in" fo:text-indent="0in" style:auto-text-indent="false">
        <style:tab-stops/>
      </style:paragraph-properties>
    </style:style>
    <style:style style:name="P38" style:family="paragraph" style:parent-style-name="Standard" style:list-style-name="RTF_5f_Num_20_3">
      <style:paragraph-properties fo:margin-left="0in" fo:margin-right="0in" fo:text-indent="0in" style:auto-text-indent="false">
        <style:tab-stops/>
      </style:paragraph-properties>
    </style:style>
    <style:style style:name="P39"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40"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41"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42"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43"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44" style:family="paragraph" style:parent-style-name="Standard" style:list-style-name="">
      <style:paragraph-properties fo:margin-left="0.5in" fo:margin-right="0in" fo:margin-top="0in" fo:margin-bottom="0.1945in" fo:text-indent="0in" style:auto-text-indent="false"/>
    </style:style>
    <style:style style:name="P4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4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4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48" style:family="paragraph" style:parent-style-name="Standard" style:list-style-name="">
      <style:paragraph-properties fo:margin-left="0.5in" fo:margin-right="0in" fo:margin-top="0in" fo:margin-bottom="0.1665in" fo:text-indent="0in" style:auto-text-indent="false"/>
    </style:style>
    <style:style style:name="P49" style:family="paragraph" style:parent-style-name="Standard" style:list-style-name="">
      <style:paragraph-properties fo:margin-top="0in" fo:margin-bottom="0.1945in"/>
      <style:text-properties fo:font-size="9pt" style:font-size-asian="9pt" style:font-size-complex="9pt"/>
    </style:style>
    <style:style style:name="P50" style:family="paragraph" style:parent-style-name="Standard" style:list-style-name="">
      <style:paragraph-properties fo:margin-top="0in" fo:margin-bottom="0.1945in" fo:keep-together="always"/>
    </style:style>
    <style:style style:name="P51" style:family="paragraph" style:parent-style-name="Standard" style:list-style-name="">
      <style:paragraph-properties fo:margin-top="0in" fo:margin-bottom="0.1945in"/>
    </style:style>
    <style:style style:name="P52" style:family="paragraph" style:parent-style-name="Standard" style:list-style-name="">
      <style:paragraph-properties fo:margin-top="0in" fo:margin-bottom="0.1945in"/>
      <style:text-properties fo:font-size="10pt" style:font-size-asian="10pt" style:font-size-complex="10pt"/>
    </style:style>
    <style:style style:name="P53" style:family="paragraph" style:parent-style-name="Standard" style:list-style-name="">
      <style:paragraph-properties fo:margin-top="0.0374in" fo:margin-bottom="0.0374in"/>
      <style:text-properties fo:font-size="9pt" style:font-size-asian="9pt" style:font-size-complex="9pt"/>
    </style:style>
    <style:style style:name="P54"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5" style:family="paragraph" style:parent-style-name="Standard" style:list-style-name="">
      <style:paragraph-properties fo:margin-top="0.0374in" fo:margin-bottom="0.0374in"/>
    </style:style>
    <style:style style:name="P56" style:family="paragraph" style:parent-style-name="Standard" style:list-style-name="">
      <style:paragraph-properties fo:margin-top="0.0374in" fo:margin-bottom="0.0374in"/>
      <style:text-properties fo:font-size="10pt" style:font-size-asian="10pt" style:font-size-complex="10pt"/>
    </style:style>
    <style:style style:name="P57"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8"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text-align="center" style:justify-single-word="false"/>
      <style:text-properties style:use-window-font-color="true"/>
    </style:style>
    <style:style style:name="P60" style:family="paragraph" style:parent-style-name="Standard" style:list-style-name="">
      <style:paragraph-properties fo:margin-top="0.0374in" fo:margin-bottom="0.0374in"/>
      <style:text-properties style:use-window-font-color="true"/>
    </style:style>
    <style:style style:name="P61" style:family="paragraph" style:parent-style-name="Standard" style:list-style-name="">
      <style:paragraph-properties fo:margin-top="0.0374in" fo:margin-bottom="0.0374in"/>
      <style:text-properties fo:color="#000000" fo:font-size="10pt" style:font-size-asian="10pt" style:font-size-complex="10pt"/>
    </style:style>
    <style:style style:name="P6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keep-with-next="always"/>
      <style:text-properties style:use-window-font-color="true"/>
    </style:style>
    <style:style style:name="P6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7" style:family="paragraph" style:parent-style-name="Standard" style:list-style-name="">
      <style:paragraph-properties fo:margin-top="0.1945in" fo:margin-bottom="0in"/>
    </style:style>
    <style:style style:name="P68" style:family="paragraph" style:parent-style-name="Standard" style:list-style-name="">
      <style:paragraph-properties fo:margin-top="0.1945in" fo:margin-bottom="0in"/>
      <style:text-properties fo:font-size="10pt" style:font-size-asian="10pt" style:font-size-complex="10pt"/>
    </style:style>
    <style:style style:name="P6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1" style:family="paragraph" style:parent-style-name="Standard" style:list-style-name="">
      <style:paragraph-properties fo:margin-top="0.1945in" fo:margin-bottom="0in" fo:keep-together="always" fo:keep-with-next="always"/>
    </style:style>
    <style:style style:name="P7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in" fo:margin-bottom="0.1665in"/>
      <style:text-properties fo:font-size="10pt" style:font-size-asian="10pt" style:font-size-complex="10pt"/>
    </style:style>
    <style:style style:name="P74" style:family="paragraph" style:parent-style-name="Standard" style:list-style-name="">
      <style:paragraph-properties fo:margin-top="0in" fo:margin-bottom="0.1665in"/>
    </style:style>
    <style:style style:name="P75" style:family="paragraph" style:parent-style-name="Standard" style:list-style-name="">
      <style:paragraph-properties fo:keep-with-next="always"/>
    </style:style>
    <style:style style:name="P7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keep-together="always" fo:keep-with-next="always"/>
    </style:style>
    <style:style style:name="P78" style:family="paragraph" style:parent-style-name="Standard" style:list-style-name="">
      <style:paragraph-properties fo:margin-top="0.1736in" fo:margin-bottom="0in" fo:keep-together="always" fo:keep-with-next="always"/>
    </style:style>
    <style:style style:name="P7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0319in" fo:margin-bottom="0.0319in" fo:keep-with-next="always"/>
      <style:text-properties style:use-window-font-color="true"/>
    </style:style>
    <style:style style:name="P8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2" style:family="paragraph" style:parent-style-name="Standard" style:list-style-name="">
      <style:paragraph-properties fo:margin-top="0.0319in" fo:margin-bottom="0.0319in" fo:text-align="end" style:justify-single-word="false"/>
      <style:text-properties style:use-window-font-color="true"/>
    </style:style>
    <style:style style:name="P83" style:family="paragraph" style:parent-style-name="Standard" style:list-style-name="">
      <style:paragraph-properties fo:margin-top="0.0319in" fo:margin-bottom="0.0319in" fo:text-align="center" style:justify-single-word="false"/>
      <style:text-properties style:use-window-font-color="true"/>
    </style:style>
    <style:style style:name="P84" style:family="paragraph" style:parent-style-name="Standard" style:list-style-name="">
      <style:paragraph-properties fo:margin-top="0.0319in" fo:margin-bottom="0.0319in"/>
    </style:style>
    <style:style style:name="P85" style:family="paragraph" style:parent-style-name="Standard" style:list-style-name="">
      <style:paragraph-properties fo:margin-top="0.0319in" fo:margin-bottom="0in"/>
    </style:style>
    <style:style style:name="P8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8" style:family="paragraph" style:parent-style-name="Standard" style:list-style-name="">
      <style:paragraph-properties fo:margin-left="0in" fo:margin-right="0in" fo:margin-top="0.028in" fo:margin-bottom="0.0319in" fo:text-indent="0.4165in" style:auto-text-indent="false"/>
    </style:style>
    <style:style style:name="P89" style:family="paragraph" style:parent-style-name="Standard" style:list-style-name="">
      <style:paragraph-properties fo:margin-left="1in" fo:margin-right="0in" fo:text-indent="0in" style:auto-text-indent="false"/>
    </style:style>
    <style:style style:name="P9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2" style:family="paragraph" style:parent-style-name="Standard" style:list-style-name="">
      <style:paragraph-properties fo:margin-top="0.1736in" fo:margin-bottom="0.1945in" fo:keep-together="always"/>
    </style:style>
    <style:style style:name="P9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4" style:family="paragraph" style:parent-style-name="Heading_20_1">
      <style:text-properties fo:language="en" fo:country="US" style:language-complex="ar" style:country-complex="SA"/>
    </style:style>
    <style:style style:name="P95" style:family="paragraph" style:parent-style-name="Heading_20_1">
      <style:paragraph-properties fo:break-before="page"/>
      <style:text-properties fo:language="en" fo:country="US" style:language-complex="ar" style:country-complex="SA"/>
    </style:style>
    <style:style style:name="P96" style:family="paragraph" style:parent-style-name="Heading_20_2">
      <style:text-properties fo:language="en" fo:country="US" style:language-complex="ar" style:country-complex="SA"/>
    </style:style>
    <style:style style:name="P97" style:family="paragraph" style:parent-style-name="Heading_20_3">
      <style:text-properties fo:language="en" fo:country="US" style:language-complex="ar" style:country-complex="SA"/>
    </style:style>
    <style:style style:name="P98" style:family="paragraph" style:parent-style-name="Heading_20_4">
      <style:text-properties fo:language="en" fo:country="US" style:language-complex="ar" style:country-complex="SA"/>
    </style:style>
    <style:style style:name="P99" style:family="paragraph" style:parent-style-name="Body">
      <style:text-properties fo:language="en" fo:country="US" style:language-complex="ar" style:country-complex="SA"/>
    </style:style>
    <style:style style:name="P100" style:family="paragraph" style:parent-style-name="Body" style:list-style-name="L1">
      <style:text-properties fo:language="en" fo:country="US" style:language-complex="ar" style:country-complex="SA"/>
    </style:style>
    <style:style style:name="P101" style:family="paragraph" style:parent-style-name="Body" style:list-style-name="L2">
      <style:text-properties fo:language="en" fo:country="US" style:language-complex="ar" style:country-complex="SA"/>
    </style:style>
    <style:style style:name="P102" style:family="paragraph" style:parent-style-name="Body" style:list-style-name="L3">
      <style:text-properties fo:language="en" fo:country="US" style:language-complex="ar" style:country-complex="SA"/>
    </style:style>
    <style:style style:name="P103" style:family="paragraph" style:parent-style-name="Body">
      <style:text-properties fo:color="#ff3333" fo:language="en" fo:country="US" fo:font-weight="bold" style:font-weight-asian="bold" style:language-complex="ar" style:country-complex="SA" style:font-weight-complex="bold"/>
    </style:style>
    <style:style style:name="P104" style:family="paragraph" style:parent-style-name="Body">
      <style:text-properties fo:color="#000000" fo:language="en" fo:country="US" fo:font-weight="normal" style:font-weight-asian="normal" style:language-complex="ar" style:country-complex="SA" style:font-weight-complex="normal"/>
    </style:style>
    <style:style style:name="P105" style:family="paragraph" style:parent-style-name="Body">
      <style:text-properties fo:color="#000000" style:font-name="Arial" fo:font-size="10pt" style:font-name-asian="Consolas" style:font-size-asian="10pt" style:font-name-complex="Consolas" style:font-size-complex="10pt"/>
    </style:style>
    <style:style style:name="P10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07" style:family="paragraph" style:parent-style-name="Definition_20_Term">
      <style:text-properties fo:language="en" fo:country="US" style:language-complex="ar" style:country-complex="SA"/>
    </style:style>
    <style:style style:name="P108"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0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List_20_Heading" style:list-style-name="">
      <style:text-properties fo:color="#000000" fo:font-size="10pt" style:font-size-asian="10pt" style:font-size-complex="10pt"/>
    </style:style>
    <style:style style:name="P115" style:family="paragraph" style:parent-style-name="Detail_20_Heading" style:list-style-name="">
      <style:paragraph-properties fo:padding="0.0236in" fo:border="0.0008in solid #666666"/>
      <style:text-properties fo:color="#000000"/>
    </style:style>
    <style:style style:name="P116" style:family="paragraph" style:parent-style-name="Detail_20_Heading" style:list-style-name="">
      <style:paragraph-properties fo:margin-top="0.0807in" fo:margin-bottom="0.0193in" fo:padding="0.0236in" fo:border="0.0008in solid #666666"/>
      <style:text-properties fo:color="#000000"/>
    </style:style>
    <style:style style:name="P117" style:family="paragraph" style:parent-style-name="Item_20_Heading" style:list-style-name="">
      <style:text-properties fo:color="#000000"/>
    </style:style>
    <style:style style:name="P118" style:family="paragraph" style:parent-style-name="Item_20_Heading" style:list-style-name="">
      <style:paragraph-properties fo:margin-top="0.1693in" fo:margin-bottom="0.161in"/>
      <style:text-properties fo:color="#000000"/>
    </style:style>
    <style:style style:name="T1" style:family="text">
      <style:text-properties fo:font-size="14pt" fo:font-weight="normal" style:font-size-asian="14pt" style:font-weight-asian="normal"/>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color="#000000"/>
    </style:style>
    <style:style style:name="T7"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8" style:family="text">
      <style:text-properties fo:color="#000000" style:font-name="Consolas" fo:font-size="10pt" fo:language="en" fo:country="US" fo:font-weight="bold" style:font-name-asian="Consolas" style:font-size-asian="10pt" style:font-weight-asian="bold" style:font-name-complex="Consolas" style:font-size-complex="10pt" style:language-complex="ar" style:country-complex="SA" style:font-weight-complex="bold"/>
    </style:style>
    <style:style style:name="T9" style:family="text">
      <style:text-properties fo:color="#000000" style:font-name="Consolas" fo:font-size="10pt" style:font-name-asian="Consolas" style:font-size-asian="10pt" style:font-name-complex="Consolas" style:font-size-complex="10pt"/>
    </style:style>
    <style:style style:name="T10"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11"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12" style:family="text">
      <style:text-properties fo:color="#000000" fo:language="en" fo:country="US" style:language-complex="ar" style:country-complex="SA"/>
    </style:style>
    <style:style style:name="T13" style:family="text">
      <style:text-properties fo:color="#000000" fo:font-weight="bold" style:font-weight-asian="bold" style:font-weight-complex="bold"/>
    </style:style>
    <style:style style:name="T14" style:family="text">
      <style:text-properties fo:color="#000000" fo:font-size="10pt" style:font-size-asian="10pt" style:font-size-complex="10pt"/>
    </style:style>
    <style:style style:name="T15" style:family="text">
      <style:text-properties fo:color="#7f0055" fo:font-weight="bold" style:font-weight-asian="bold" style:font-weight-complex="bold"/>
    </style:style>
    <style:style style:name="T16" style:family="text">
      <style:text-properties fo:color="#7f0055" fo:language="en" fo:country="US" fo:font-weight="bold" style:font-weight-asian="bold" style:language-complex="ar" style:country-complex="SA" style:font-weight-complex="bold"/>
    </style:style>
    <style:style style:name="T17"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8" style:family="text">
      <style:text-properties fo:color="#6a3e3e"/>
    </style:style>
    <style:style style:name="T19"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20" style:family="text">
      <style:text-properties fo:font-size="10pt" style:font-size-asian="10pt" style:font-size-complex="10pt"/>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weight="bold" style:font-weight-asian="bold" style:font-weight-complex="bold"/>
    </style:style>
    <style:style style:name="T2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5" style:family="text">
      <style:text-properties fo:color="#0000ff" style:text-underline-style="solid" style:text-underline-width="auto" style:text-underline-color="font-color"/>
    </style:style>
    <style:style style:name="T26" style:family="text">
      <style:text-properties fo:color="#0000ff" style:text-underline-style="solid" style:text-underline-width="auto" style:text-underline-color="font-color" fo:font-weight="bold" style:font-weight-asian="bold" style:font-weight-complex="bold"/>
    </style:style>
    <style:style style:name="T2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9" style:family="text">
      <style:text-properties fo:font-weight="normal" style:font-weight-asian="normal" style:font-weight-complex="normal"/>
    </style:style>
    <style:style style:name="T30" style:family="text">
      <style:text-properties fo:color="#808080" style:font-name="Verdana" fo:font-size="7pt" style:font-name-asian="Verdana" style:font-size-asian="7pt" style:font-name-complex="Verdana" style:font-size-complex="7pt"/>
    </style:style>
    <style:style style:name="T31"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2"><text:user-defined style:data-style-name="N0" text:name="RFC Title">RFC 224: Resolver Service Updates</text:user-defined></text:p>
      <text:p text:style-name="P12"><text:span text:style-name="T1">Draft<text:line-break/><text:line-break/></text:span><text:span text:style-name="T1"><text:page-count style:num-format="1">23</text:page-count></text:span><text:span text:style-name="T1"> Pages</text:span></text:p>
      <text:p text:style-name="P7">Abstract</text:p>
      <text:p text:style-name="P8">Updates to the Resolver Service for Release 7.</text:p>
      <text:h text:style-name="P95" text:outline-level="1" text:restart-numbering="true" text:start-value="-1">Document Information</text:h>
      <text:h text:style-name="P96" text:outline-level="2">License</text:h>
      <text:p text:style-name="P17">DISTRIBUTION AND FEEDBACK LICENSE, Version 2.0</text:p>
      <text:p text:style-name="P2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0"/>
      <text:p text:style-name="P2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0"/>
      <text:p text:style-name="P2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0">NEITHER THE OSGi ALLIANCE NOR ANY THIRD PARTY WILL BE LIABLE FOR ANY DIRECT, INDIRECT, SPECIAL, INCIDENTAL OR CONSEQUENTIAL DAMAGES ARISING OUT OF OR RELATING TO ANY USE OR DISTRIBUTION OF THE DISTRIBUTION. </text:p>
      <text:p text:style-name="P20"/>
      <text:p text:style-name="P2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0"/>
      <text:p text:style-name="P2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0"/>
      <text:p text:style-name="P2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1"/>
      <text:p text:style-name="P21">I HEREBY ACKNOWLEDGE AND AGREE TO THE TERMS AND CONDITIONS DELINEATED ABOVE.</text:p>
      <text:h text:style-name="P96"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9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16"/>
      <text:h text:style-name="P96"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6"><text:span text:style-name="T5">Source code is shown in this typeface</text:span>.</text:p>
      <text:h text:style-name="P96"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B2" office:value-type="date" office:date-value="2016-04-29">
            <text:p text:style-name="P11">04/29/16</text:p>
          </table:table-cell>
          <table:table-cell table:style-name="Table1.C1" office:value-type="string">
            <text:p text:style-name="P11">Initial Draft</text:p>
            <text:p text:style-name="P10">Thomas Watson, IBM</text:p>
          </table:table-cell>
        </table:table-row>
      </table:table>
      <text:p text:style-name="P16"/>
      <text:h text:style-name="P94" text:outline-level="1">Introduction</text:h>
      <text:p text:style-name="P18">This RFC collects a numbers of requested enhancements to the Resolver Service that were suggested after Release 6 design work was completed. </text:p>
      <text:h text:style-name="P94" text:outline-level="1"><text:soft-page-break/>Application Domain</text:h>
      <text:p text:style-name="P19">The Resolver Service was <text:s/>first released as part of Release 5. <text:s/>From the Version 1.0 spec:</text:p>
      <text:p text:style-name="P25">Resolving transitive dependencies is a non-trivial process that requires careful design to achieve the</text:p>
      <text:p text:style-name="P24">required performance since the underlying problem is NP-complete. OSGi frameworks have always</text:p>
      <text:p text:style-name="P24">included such resolvers but these were built into the frameworks. They were not usable outside the</text:p>
      <text:p text:style-name="P24">framework for tooling, for example automatically finding the dependencies of a bundle that needs to be installed.</text:p>
      <text:p text:style-name="P19">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19">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94" text:outline-level="1">Problem Description</text:h>
      <text:p text:style-name="P15"/>
      <text:h text:style-name="P96" text:outline-level="2">Resolve Related Resources</text:h>
      <text:p text:style-name="P16">When resolving bundles at runtime Framework implementations have several different approaches they can take to resolving the set of installed bundles. <text:s/>Below are the approaches taken by the Equinox and Felix Framework implementations</text:p>
      <text:h text:style-name="P97" text:outline-level="3">Resolve All Bundles At Once</text:h>
      <text:p text:style-name="Body"><text:span text:style-name="T4">With this approach the framework implementation of the ResolveContext </text:span><text:span text:style-name="T7">getOptionalResources() </text:span><text:span text:style-name="T4">places every existing bundle in the INSTALLED state as part of the collection of optional resources. <text:s/>This is guaranteed to pull in every bundle into the resolve operation and resolve as many as possible in one go.</text:span></text:p>
      <text:p text:style-name="P16">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16">The disadvantage of this approach is that can present more choices to the resolver which makes it more likely that the resolution algorithm is going to explode trying to find a valid solution. <text:s/>This may result in situations where <text:soft-page-break/>a resolution operation appears to endlessly loop, crash with an out of memory exception, or stack overflow exception.</text:p>
      <text:h text:style-name="P97" text:outline-level="3">Resolve One Root Bundle At a Time</text:h>
      <text:p text:style-name="Body"><text:span text:style-name="T4">With this approach the framework implementation of the ResolveContext </text:span><text:span text:style-name="T7">getOptionalResources()</text:span><text:span text:style-name="T4"> or </text:span><text:span text:style-name="T7">getMandatoryResources()</text:span><text:span text:style-name="T4"> places a single bundle which is in the INSTALLED state as part of the collection of resources to resolve. <text:s/>The idea is for the resolve operation to start with a single root resource to resolve. <text:s/>The resolver then looks at the root resource's requirements and calls the ResolveContext to find providers which may pull in additional resources to resolve.</text:span></text:p>
      <text:p text:style-name="P16">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16">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98" text:outline-level="4">Pull in Related Resources</text:h>
      <text:p text:style-name="P16">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29">public Collection&lt;Resource&gt; getOndemandResources(Resource host);</text:p>
      <text:p text:style-name="P16">Each time the resolver attempts to resolve a resource it asks the ResolveContext for additional “on demand” resources which are to be added to the current resolve operation as if they were part of the original optional resources for the resolve operation.</text:p>
      <text:h text:style-name="P96" text:outline-level="2">Resolve Dynamic Package Imports</text:h>
      <text:p text:style-name="P16">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16">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26">public Map&lt;Resource, List&lt;Wire&gt;&gt; resolve(</text:p>
      <text:p text:style-name="P23"><text:span text:style-name="T7"><text:s text:c="2"/></text:span><text:span text:style-name="T9">ResolveContext rc, Resource host, Requirement dynamicReq,</text:span></text:p>
      <text:p text:style-name="P27"><text:s text:c="2"/>List&lt;Capability&gt; matches)</text:p>
      <text:p text:style-name="P16">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96" text:outline-level="2"><text:soft-page-break/>Allow the ResolveContext to Cancel a Resolve Operation</text:h>
      <text:p text:style-name="P16">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16">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96" text:outline-level="2">Move the Resolver Service to Core</text:h>
      <text:p text:style-name="Body"><text:span text:style-name="T4">The requirements of this design are generally applicable for use cases that involve a Core Framework implementation using the Resolver service implementation to resolve bundles at runtime. <text:s/>If the Resolver specification is being updated to address this use case then considerations should be made to move the Resolver service into the Core Framework specification.</text:span></text:p>
      <text:p text:style-name="Body"><text:span text:style-name="T4">The Core Framework specification is usually released before the other OSGi specifications (compendium, enterprise etc.). <text:s/>In order to ensure the resolver specification is up to date with the needs of the latest released Core Framework specification it may be necessary to move it to the Core Framework specification. <text:s/>That being said, it should remain reasonable and compliant with the specification for a framework implementation to provide the resolver service specification as a separate bundle. <text:s/>This will likely be desired if the Framework implementation does not use the resolver service implementation internally to resolve bundles at runtime.</text:span></text:p>
      <text:h text:style-name="P94" text:outline-level="1">Requirements</text:h>
      <text:h text:style-name="P96" text:outline-level="2">ResolveContext</text:h>
      <text:list xml:id="list2010258531127037496" text:style-name="L1">
        <text:list-item>
          <text:p text:style-name="P100">S0010 – A ResolveContext must be able to add related resources to a resolve operation in response to a specific resource being pulled into a resolve operation.</text:p>
        </text:list-item>
        <text:list-item>
          <text:p text:style-name="P100">S0020 – When related resources are added to a resolve operation, the resolve operation must treat the related resource as optional unless the related resource is already considered mandatory.</text:p>
        </text:list-item>
        <text:list-item>
          <text:p text:style-name="P100">S0030 – A ResolveContext must be able to add related resources that already have existing wirings. <text:s/>For example, to attach a resolved fragment to another host resource.</text:p>
        </text:list-item>
        <text:list-item>
          <text:p text:style-name="P100">S0040 – A ResolveContext must be able to add any type of related resource to the resolve operation. <text:s/>For example, related resources are not restricted to the osgi.fragment type.</text:p>
        </text:list-item>
        <text:list-item>
          <text:p text:style-name="P100">S0070 – A ResolveContext must be able to cancel an ongoing resolve operation</text:p>
        </text:list-item>
      </text:list>
      <text:h text:style-name="P96" text:outline-level="2"><text:soft-page-break/>Resolver</text:h>
      <text:list xml:id="list9111522165227769906" text:style-name="L2">
        <text:list-item>
          <text:p text:style-name="P101">S0100 – A Resolver must be able to dynamically wire a requirement for an existing wiring of a host resource.</text:p>
        </text:list-item>
        <text:list-item>
          <text:p text:style-name="P101">S0110 – A Resolver must only support dynamic resolution of requirements that use the osgi.wiring.package namespace</text:p>
        </text:list-item>
        <text:list-item>
          <text:p text:style-name="P101">S0120 – A Resolver must not dynamically wire to a package capability when the host wiring is already wired to a package capability with the same package name</text:p>
        </text:list-item>
        <text:list-item>
          <text:p text:style-name="P101">S0130 – A Resolver must not dynamically wire to a package capability when the host wiring is already providing a package capability with the same package name</text:p>
        </text:list-item>
        <text:list-item>
          <text:p text:style-name="P101">S0140 – A Resolver must be able to resolve additional resources in order to resolve a dynamic requirement.</text:p>
        </text:list-item>
        <text:list-item>
          <text:p text:style-name="P101">S0150 – The Resolver Service should move into the Core Framework specification</text:p>
        </text:list-item>
      </text:list>
      <text:h text:style-name="P94" text:outline-level="1">Technical Solution</text:h>
      <text:p text:style-name="P16"/>
      <text:h text:style-name="P96" text:outline-level="2">Resolve Related Resources</text:h>
      <text:p text:style-name="P16">In order to resolve related resources the ResolveContext is extended to include the following method:</text:p>
      <text:p text:style-name="P28"><text:span text:style-name="T15">public</text:span><text:span text:style-name="T6"> Collection&lt;Resource&gt; findRelatedResources(Resource </text:span><text:span text:style-name="T18">resource</text:span><text:span text:style-name="T6">) {</text:span></text:p>
      <text:p text:style-name="P23"><text:span text:style-name="T10"><text:tab/></text:span><text:span text:style-name="T17">return</text:span><text:span text:style-name="T9"> Collections.</text:span><text:span text:style-name="T11">emptyList</text:span><text:span text:style-name="T9">();</text:span></text:p>
      <text:p text:style-name="P27">}</text:p>
      <text:p text:style-name="P16">This method is used by the resolver to find resources that are related to the given resource. <text:s/>The Resolver implementation will call this method for each resource that is pulled into a resolve operation. <text:s/>Use the following set of bundles as an example:</text:p>
      <text:p text:style-name="P16"/>
      <text:p text:style-name="P16"><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soft-page-break/></text:p>
      <text:p text:style-name="Body"><text:span text:style-name="T4">A resolve operation starts with a collection of mandatory and optional resources to resolve according to the ResolveContext <text:s/>These are considered the root resources of the resolve operation. <text:s/>In the diagram above a </text:span><text:span text:style-name="T4">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pan text:style-name="T4">With the new </text:span><text:span text:style-name="T7">findRelatedResources(Resource </text:span><text:span text:style-name="T19">resource</text:span><text:span text:style-name="T7">)</text:span><text:span text:style-name="T4"> method the resolver will call the ResolveContext for each resource that is pulled into the resolve operation. <text:s/>This includes the root resources as well as the related resources returned by </text:span><text:span text:style-name="T7">findRelatedResources(Resource </text:span><text:span text:style-name="T19">resource</text:span><text:span text:style-name="T7">).</text:span><text:span text:style-name="T4"> In the example above the ResolveContext has the option to return FragmentA1 as a related resource for for BundleA and FragmentB1 and FragmentB2 as related resources for BunldeB. <text:s/>This results in all three fragments being included in the resolver</text:span></text:p>
      <text:p text:style-name="P103">TODO: Do we really want to call back the the ResolveContext for each resource the resolve context adds as related resources, or should we require the ResolveContext to do that work as part of the original call to findRelatedResources?</text:p>
      <text:p text:style-name="P16">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such related resources does not result in a ResolutionException</text:p>
      <text:p text:style-name="P16">Related resources may already have existing wirings. <text:s/>If the resource with an existing wiring does not have the osgi.fragment type then the additional resource has no effect on the final resolution result. <text:s/>If the resource with an existing wiring has the osgi.fragment type then the fragment resource is allowed to attach to new host osgi.bundle type resources if they provide the matching osgi.wiring.host capability for the fragment.</text:p>
      <text:p text:style-name="P16">A ResolveContext is free to return any type of resource as a related resource, the types are not restricted to the osgi.fragment type.</text:p>
      <text:h text:style-name="P96" text:outline-level="2"><text:soft-page-break/>Resolving Dynamic Package Imports</text:h>
      <text:p text:style-name="P16">In order to resolve osgi.wiring.package requirements with the resolution directive of “dynamic” the Resolver interface is extended with the following method:</text:p>
      <text:p text:style-name="P28"><text:span text:style-name="T16">public</text:span><text:span text:style-name="T12"> Map&lt;Resource,List&lt;Wire&gt;&gt; dynamicResolve(</text:span></text:p>
      <text:p text:style-name="P26"><text:s text:c="2"/>ResolveContext context,</text:p>
      <text:p text:style-name="P28"><text:span text:style-name="T12"><text:s text:c="2"/></text:span><text:span text:style-name="T6">Wiring wiring, </text:span></text:p>
      <text:p text:style-name="P27"><text:s text:c="2"/>Requirement requirement)</text:p>
      <text:p text:style-name="P23"><text:span text:style-name="T10"><text:s text:c="4"/></text:span><text:span text:style-name="T17">throws</text:span><text:span text:style-name="T9"> ResolutionException;</text:span></text:p>
      <text:p text:style-name="P16">The requirement must use the osgi.wiring.package namespace and have a resolution directive of “dynamic” and be hosted by the provided wiring. <text:s/>If the requirement has a cardinality directive of “single” then the wiring provided must not have an existing wire that uses the provided requirement.</text:p>
      <text:p text:style-name="P16">The resolver uses the requirement to call findProviders on the resolve context in order to find matching capabilities. <text:s/>In order for a matching capability to be considered as valid for a dynamic wire it must satisfy the following rules:</text:p>
      <text:list xml:id="list5131680081953429525" text:style-name="L3">
        <text:list-item>
          <text:p text:style-name="P102">The capability must use the osgi.wiring.package namespace</text:p>
        </text:list-item>
        <text:list-item>
          <text:p text:style-name="P102">The wiring must not provide an osgi.wiring.package capability that has the same package name as the matching capability. <text:s/>In other words, the wiring must not already export the package.</text:p>
        </text:list-item>
        <text:list-item>
          <text:p text:style-name="P102">The wiring must not have a required wire that wires to an osgi.wiring.package capability that has the same package name as the matching capability. <text:s/>In other words, the wiring must not already import the package.</text:p>
        </text:list-item>
      </text:list>
      <text:p text:style-name="P16">If a matching capability is not considered valid then it is ignored by the resolver.</text:p>
      <text:p text:style-name="P103">TODO: A ResolveContext likely can do these checks more efficiently than the resolver. <text:s/>The resolver will have to iterate over each provided package capability as well as required package (and required bundle) to determine if the package is exported or imported. <text:s/>In a framework we will already know that the package is not imported/required because dynamic package resolution is a last resort operation after we have already checked the imports/requires and local class-path. <text:s/>Similarly a framework is not even supposed to do dynamic resolution if a wiring already exports a package. <text:s/>I would prefer we state these as recommended rules in order to get correct resolution behavior. <text:s/>Similar to how the resolver trusts that findCapabilities will only return capabilities that really match a requirement.</text:p>
      <text:p text:style-name="P104">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p>
      <text:h text:style-name="P96" text:outline-level="2">Canceling a Resolution Process</text:h>
      <text:p text:style-name="P16">The resolution problem is considered an np-complete problem. <text:s/>Depending on the resolution problem set (the set resources being resolved) and the resolution algorithm the resolution process may cause the algorithm to take up large amounts of resources and/or appear to never complete. <text:s/>Given enough time and resources the resolution operation may be able to complete but this may be unacceptable to the resolve context. <text:s/>The resolve context may want to put a limit on the amount of time or resources used during a resolution operation. <text:s/>In order to allow a resolve context to cancel a current resolve process the following method is added:</text:p>
      <text:p text:style-name="P28"><text:span text:style-name="T16">public</text:span><text:span text:style-name="T12"> </text:span><text:span text:style-name="T16">boolean</text:span><text:span text:style-name="T12"> isCancelled() {</text:span></text:p>
      <text:p text:style-name="P23"><text:span text:style-name="T8"><text:tab/></text:span><text:span text:style-name="T17">return</text:span><text:span text:style-name="T9"> </text:span><text:span text:style-name="T17">false</text:span><text:span text:style-name="T9">;</text:span></text:p>
      <text:p text:style-name="P27"><text:soft-page-break/>}</text:p>
      <text:p text:style-name="P105">The resolver is obligated to call this method periodically while it is determining a valid solution for resolution. <text:s/>For example, as the resolver is determining the complete set of possible solutions and iterating over them to find one that provides a consistent class space. <text:s/>If this method returns true then the resolver must cancel the current resolution operation and result in a ResolutionException being thrown by the resolver resolve method.</text:p>
      <text:h text:style-name="P96" text:outline-level="2">Move the Resolver Service to the Core Specification</text:h>
      <text:p text:style-name="Body"><text:span text:style-name="T4">To ensure that the Resolver Service specification is able to resolve bundles using the latest Core Specification the Resolver Service specification chapter should be moved to the Core Specification.</text:span></text:p>
      <text:h text:style-name="P94" text:outline-level="1">Data Transfer Objects</text:h>
      <text:p text:style-name="P16">No new DTOs required for this RFC</text:p>
      <text:h text:style-name="P94" text:outline-level="1">Javadoc</text:h>
      <text:section text:style-name="Sect1" text:name="Section1" text:protected="true">
        <text:section-source xlink:href="../javadoc.rtf" text:filter-name="Rich Text Format"/>
        <text:p text:style-name="P108">OSGi Javadoc</text:p>
        <text:p text:style-name="P49">5/3/16 11:03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3"><text:span text:style-name="Summary_20_Heading_20_Font">Package Summary</text:span></text:p>
            </table:table-cell>
            <table:covered-table-cell/>
            <table:table-cell table:style-name="Table3.A1" office:value-type="string">
              <text:p text:style-name="P54"><text:span text:style-name="Page_20_Reference_20_Font"><text:span text:style-name="T22">Page</text:span></text:span></text:p>
            </table:table-cell>
          </table:table-row>
          <table:table-row table:style-name="Table3.1">
            <table:table-cell table:style-name="Table3.A2" office:value-type="string">
              <text:p text:style-name="P55"><text:a xlink:type="simple" xlink:href="#r3" text:style-name="Internet_20_link" text:visited-style-name="Visited_20_Internet_20_Link"><text:span text:style-name="T23">org.osgi.service.resolver</text:span></text:a></text:p>
            </table:table-cell>
            <table:table-cell table:style-name="Table3.A2" office:value-type="string">
              <text:p text:style-name="P56">Resolver Service Package Version 1.1.</text:p>
            </table:table-cell>
            <table:table-cell table:style-name="Table3.A2" office:value-type="string">
              <text:p text:style-name="P54"><text:span text:style-name="Page_20_Reference_20_Font"><text:bookmark-ref text:reference-format="page" text:ref-name="r3">13</text:bookmark-ref></text:span></text:p>
            </table:table-cell>
          </table:table-row>
        </table:table>
        <text:p text:style-name="P109"><text:bookmark text:name="r3"/>Package org.osgi.service.resolver</text:p>
        <text:p text:style-name="P67"><text:span text:style-name="Code_20_Small">@org.osgi.annotation.versioning.Version(value="1.1")</text:span></text:p>
        <text:p text:style-name="P68">Resolver Service Package Version 1.1.</text:p>
        <text:p text:style-name="P69">See:</text:p>
        <text:p text:style-name="P44"><text:a xlink:type="simple" xlink:href="#r2" text:style-name="Internet_20_link" text:visited-style-name="Visited_20_Internet_20_Link"><text:span text:style-name="T23">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2"><text:span text:style-name="Summary_20_Heading_20_Font1">Interface Summary</text:span></text:p>
            </table:table-cell>
            <table:covered-table-cell/>
            <table:table-cell table:style-name="Table5.A1" office:value-type="string">
              <text:p text:style-name="P63"><text:span text:style-name="Page_20_Reference_20_Font">Page</text:span></text:p>
            </table:table-cell>
          </table:table-row>
          <table:table-row table:style-name="Table5.1">
            <table:table-cell table:style-name="Table5.A2" office:value-type="string">
              <text:p text:style-name="P55"><text:a xlink:type="simple" xlink:href="#r6" text:style-name="Internet_20_link" text:visited-style-name="Visited_20_Internet_20_Link"><text:span text:style-name="T24">HostedCapability</text:span></text:a></text:p>
            </table:table-cell>
            <table:table-cell table:style-name="Table5.A2" office:value-type="string">
              <text:p text:style-name="P57">A capability hosted by a resource.</text:p>
            </table:table-cell>
            <table:table-cell table:style-name="Table5.A2" office:value-type="string">
              <text:p text:style-name="P58"><text:span text:style-name="Page_20_Reference_20_Font"><text:span text:style-name="T29"><text:bookmark-ref text:reference-format="page" text:ref-name="r6">14</text:bookmark-ref></text:span></text:span></text:p>
            </table:table-cell>
          </table:table-row>
          <table:table-row table:style-name="Table5.1">
            <table:table-cell table:style-name="Table5.A3" office:value-type="string">
              <text:p text:style-name="P55"><text:a xlink:type="simple" xlink:href="#r24" text:style-name="Internet_20_link" text:visited-style-name="Visited_20_Internet_20_Link"><text:span text:style-name="T24">Resolver</text:span></text:a></text:p>
            </table:table-cell>
            <table:table-cell table:style-name="Table5.A3" office:value-type="string">
              <text:p text:style-name="P57">A resolver service resolves the specified resources in the context supplied by the caller.</text:p>
            </table:table-cell>
            <table:table-cell table:style-name="Table5.A3" office:value-type="string">
              <text:p text:style-name="P58"><text:span text:style-name="Page_20_Reference_20_Font"><text:span text:style-name="T29"><text:bookmark-ref text:reference-format="page" text:ref-name="r24">21</text:bookmark-ref></text:span></text:span></text:p>
            </table:table-cell>
          </table:table-row>
        </table:table>
        <text:p text:style-name="P3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64"><text:span text:style-name="Summary_20_Heading_20_Font1"><text:span text:style-name="T6">Class Summary</text:span></text:span></text:p>
            </table:table-cell>
            <table:covered-table-cell/>
            <table:table-cell table:style-name="Table6.A1" office:value-type="string">
              <text:p text:style-name="P65"><text:span text:style-name="Page_20_Reference_20_Font"><text:span text:style-name="T13">Page</text:span></text:span></text:p>
            </table:table-cell>
          </table:table-row>
          <table:table-row table:style-name="Table6.1">
            <table:table-cell table:style-name="Table6.A2" office:value-type="string">
              <text:p text:style-name="P55"><text:a xlink:type="simple" xlink:href="#r21" text:style-name="Internet_20_link" text:visited-style-name="Visited_20_Internet_20_Link"><text:span text:style-name="T23">ResolveContext</text:span></text:a></text:p>
            </table:table-cell>
            <table:table-cell table:style-name="Table6.A2" office:value-type="string">
              <text:p text:style-name="P55"><text:span text:style-name="T14">A resolve context provides resources, options and constraints to the potential solution of a </text:span><text:a xlink:type="simple" xlink:href="#r22" text:style-name="Internet_20_link" text:visited-style-name="Visited_20_Internet_20_Link"><text:span text:style-name="Code1"><text:span text:style-name="T25">resolve</text:span></text:span></text:a><text:span text:style-name="Default_20_Paragraph_20_Font"><text:span text:style-name="T14"> operation.</text:span></text:span></text:p>
            </table:table-cell>
            <table:table-cell table:style-name="Table6.A2" office:value-type="string">
              <text:p text:style-name="P59"><text:span text:style-name="Page_20_Reference_20_Font"><text:span text:style-name="T6"><text:bookmark-ref text:reference-format="page" text:ref-name="r21">17</text:bookmark-ref></text:span></text:span></text:p>
            </table:table-cell>
          </table:table-row>
        </table:table>
        <text:p text:style-name="P31"/>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4"><text:span text:style-name="Summary_20_Heading_20_Font1"><text:span text:style-name="T6">Exception Summary</text:span></text:span></text:p>
            </table:table-cell>
            <table:covered-table-cell/>
            <table:table-cell table:style-name="Table7.A1" office:value-type="string">
              <text:p text:style-name="P65"><text:span text:style-name="Page_20_Reference_20_Font"><text:span text:style-name="T13">Page</text:span></text:span></text:p>
            </table:table-cell>
          </table:table-row>
          <table:table-row table:style-name="Table7.1">
            <table:table-cell table:style-name="Table7.A2" office:value-type="string">
              <text:p text:style-name="P55"><text:a xlink:type="simple" xlink:href="#r11" text:style-name="Internet_20_link" text:visited-style-name="Visited_20_Internet_20_Link"><text:span text:style-name="T23">ResolutionException</text:span></text:a></text:p>
            </table:table-cell>
            <table:table-cell table:style-name="Table7.A2" office:value-type="string">
              <text:p text:style-name="P61">Indicates failure to resolve a set of requirements.</text:p>
            </table:table-cell>
            <table:table-cell table:style-name="Table7.A2" office:value-type="string">
              <text:p text:style-name="P59"><text:span text:style-name="Page_20_Reference_20_Font"><text:span text:style-name="T6"><text:bookmark-ref text:reference-format="page" text:ref-name="r11">15</text:bookmark-ref></text:span></text:span></text:p>
            </table:table-cell>
          </table:table-row>
        </table:table>
        <text:p text:style-name="P72"><text:bookmark text:name="r2"/>Package org.osgi.service.resolver Description</text:p>
        <text:p text:style-name="P73">Resolver Service Package Version 1.1.</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resolver; version="[1.1,2.0)"</text:span></text:p>
        <text:p text:style-name="P73">Example import for providers implementing the API in this package:</text:p>
        <text:p text:style-name="P33"><text:span text:style-name="Code1">Import-Package: org.osgi.service.resolver; version="[1.1,1.2)"</text:span></text:p>
        <text:p text:style-name="P110"><text:bookmark text:name="r6"/>Interface HostedCapability</text:p>
        <text:p text:style-name="P75"><text:a xlink:type="simple" xlink:href="#r3" text:style-name="Internet_20_link" text:visited-style-name="Visited_20_Internet_20_Link"><text:span text:style-name="T27">org.osgi.service.resolver</text:span></text:a></text:p>
        <text:p text:style-name="P114">All Superinterfaces:</text:p>
        <text:p text:style-name="P43">org.osgi.resource.Capability</text:p>
        <text:p text:style-name="P70"/>
        <text:p text:style-name="P78"><text:span text:style-name="Code_20_Small1">@org.osgi.annotation.versioning.ProviderType<text:line-break/></text:span><text:span text:style-name="Code2">public interface </text:span><text:span text:style-name="Code2"><text:span text:style-name="T22">HostedCapability</text:span></text:span></text:p>
        <text:p text:style-name="P50"><text:span text:style-name="Code2">extends org.osgi.resource.Capability</text:span></text:p>
        <text:p text:style-name="P73">A capability hosted by a resource.</text:p>
        <text:p text:style-name="P51"><text:span text:style-name="T20">A HostedCapability is a Capability where the </text:span><text:a xlink:type="simple" xlink:href="#r4" text:style-name="Internet_20_link" text:visited-style-name="Visited_20_Internet_20_Link"><text:span text:style-name="Code2"><text:span text:style-name="T25">getResource()</text:span></text:span></text:a><text:span text:style-name="Default_20_Paragraph_20_Font"><text:span text:style-name="T20">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span></text:p>
        <text:p text:style-name="P76">ThreadSafe</text:p>
        <text:p text:style-name="P79"/>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0"><text:span text:style-name="Summary_20_Heading_20_Font2"><text:span text:style-name="T6">Method Summary</text:span></text:span></text:p>
            </table:table-cell>
            <table:covered-table-cell/>
            <table:table-cell table:style-name="Table9.A1" office:value-type="string">
              <text:p text:style-name="P81"><text:span text:style-name="Page_20_Reference_20_Font"><text:span text:style-name="T13">Page</text:span></text:span></text:p>
            </table:table-cell>
          </table:table-row>
          <table:table-row table:style-name="Table9.1">
            <table:table-cell table:style-name="Table9.A2" office:value-type="string">
              <text:p text:style-name="P82"><text:span text:style-name="Code_20_Small1"><text:span text:style-name="T6">org.osgi.resource.Capability</text:span></text:span></text:p>
            </table:table-cell>
            <table:table-cell table:style-name="Table9.A2" office:value-type="string">
              <text:p text:style-name="P85"><text:a xlink:type="simple" xlink:href="#r5" text:style-name="Internet_20_link" text:visited-style-name="Visited_20_Internet_20_Link"><text:span text:style-name="Code2"><text:span text:style-name="T26">getDeclaredCapability</text:span></text:span></text:a><text:span text:style-name="Code2"><text:span text:style-name="T6">()</text:span></text:span></text:p>
              <text:p text:style-name="P86">Return the Capability hosted by the Resource.</text:p>
            </table:table-cell>
            <table:table-cell table:style-name="Table9.C2" office:value-type="string">
              <text:p text:style-name="P83"><text:span text:style-name="Page_20_Reference_20_Font"><text:span text:style-name="T6"><text:bookmark-ref text:reference-format="page" text:ref-name="r5">14</text:bookmark-ref></text:span></text:span></text:p>
            </table:table-cell>
          </table:table-row>
          <table:table-row table:style-name="Table9.1">
            <table:table-cell table:style-name="Table9.A3" office:value-type="string">
              <text:p text:style-name="P82"><text:span text:style-name="Code_20_Small1"><text:span text:style-name="T6">org.osgi.resource.Resource</text:span></text:span></text:p>
            </table:table-cell>
            <table:table-cell table:style-name="Table9.A3" office:value-type="string">
              <text:p text:style-name="P85"><text:a xlink:type="simple" xlink:href="#r4" text:style-name="Internet_20_link" text:visited-style-name="Visited_20_Internet_20_Link"><text:span text:style-name="Code2"><text:span text:style-name="T26">getResource</text:span></text:span></text:a><text:span text:style-name="Code2"><text:span text:style-name="T6">()</text:span></text:span></text:p>
              <text:p text:style-name="P86">Return the Resource that hosts this Capability.</text:p>
            </table:table-cell>
            <table:table-cell table:style-name="Table9.C3" office:value-type="string">
              <text:p text:style-name="P83"><text:span text:style-name="Page_20_Reference_20_Font"><text:span text:style-name="T6"><text:bookmark-ref text:reference-format="page" text:ref-name="r4">14</text:bookmark-ref></text:span></text:span></text:p>
            </table:table-cell>
          </table:table-row>
        </table:table>
        <text:p text:style-name="P32"/>
        <table:table table:name="Table10" table:style-name="Table10">
          <table:table-column table:style-name="Table10.A"/>
          <table:table-row table:style-name="Table10.1">
            <table:table-cell table:style-name="Table10.A1" office:value-type="string">
              <text:p text:style-name="P66">Methods inherited from interface org.osgi.resource.Capability</text:p>
            </table:table-cell>
          </table:table-row>
          <table:table-row table:style-name="Table10.2">
            <table:table-cell table:style-name="Table10.A2" office:value-type="string">
              <text:p text:style-name="P60"><text:span text:style-name="Code2"><text:span text:style-name="T6">equals, getAttributes, getDirectives, getNamespace, hashCode</text:span></text:span></text:p>
            </table:table-cell>
          </table:table-row>
        </table:table>
        <text:p text:style-name="P115">Method Detail</text:p>
        <text:p text:style-name="P118"><text:bookmark text:name="r4"/>getResource</text:p>
        <text:p text:style-name="P50"><text:span text:style-name="Code2">org.osgi.resource.Resource </text:span><text:span text:style-name="Code2"><text:span text:style-name="T22">getResource</text:span></text:span><text:span text:style-name="Code2">()</text:span></text:p>
        <text:p text:style-name="P45">Return the Resource that hosts this Capability.</text:p>
        <text:p text:style-name="P46">Specified by:</text:p>
        <text:p text:style-name="P89"><text:span text:style-name="Code2">getResource</text:span><text:span text:style-name="Default_20_Paragraph_20_Font"><text:span text:style-name="T20"> in interface </text:span></text:span><text:span text:style-name="Code2">org.osgi.resource.Capability</text:span></text:p>
        <text:p text:style-name="P46">Returns:</text:p>
        <text:p text:style-name="P90">The Resource that hosts this Capability.</text:p>
        <text:p text:style-name="P91"/>
        <text:p text:style-name="P117"><text:bookmark text:name="r5"/>getDeclaredCapability</text:p>
        <text:p text:style-name="P50"><text:span text:style-name="Code2">org.osgi.resource.Capability </text:span><text:span text:style-name="Code2"><text:span text:style-name="T22">getDeclaredCapability</text:span></text:span><text:span text:style-name="Code2">()</text:span></text:p>
        <text:p text:style-name="P45">Return the Capability hosted by the Resource.</text:p>
        <text:p text:style-name="P46">Returns:</text:p>
        <text:p text:style-name="P90">The Capability hosted by the Resource.</text:p>
        <text:p text:style-name="P111"><text:bookmark text:name="r11"/>Class ResolutionException</text:p>
        <text:p text:style-name="P75"><text:a xlink:type="simple" xlink:href="#r3" text:style-name="Internet_20_link" text:visited-style-name="Visited_20_Internet_20_Link"><text:span text:style-name="T27">org.osgi.service.resolver</text:span></text:a></text:p>
        <text:p text:style-name="P71"><text:span text:style-name="Code2">java.lang.Object</text:span></text:p>
        <text:p text:style-name="P77"><text:span text:style-name="Code2">  </text:span><text:span text:style-name="Code2"><draw:frame draw:style-name="fr1" text:anchor-type="as-char" svg:width="0.1563in" svg:height="0.1457in" draw:z-index="1"><draw:image xlink:href="Pictures/100002000000000F0000000EA95FCF9A.png" xlink:type="simple" xlink:show="embed" xlink:actuate="onLoad"/></draw:frame></text:span><text:span text:style-name="Code2">java.lang.Throwable</text:span></text:p>
        <text:p text:style-name="P77"><text:span text:style-name="Code2">      </text:span><text:span text:style-name="Code2"><draw:frame draw:style-name="fr1" draw:name="graphics1" text:anchor-type="as-char" svg:width="0.1563in" svg:height="0.1457in" draw:z-index="2"><draw:image xlink:href="Pictures/100002000000000F0000000EA95FCF9A.png" xlink:type="simple" xlink:show="embed" xlink:actuate="onLoad"/></draw:frame></text:span><text:span text:style-name="Code2">java.lang.Exception</text:span></text:p>
        <text:p text:style-name="P34"><text:span text:style-name="Code2">          </text:span><text:span text:style-name="Code2"><draw:frame draw:style-name="fr1" draw:name="graphics2" text:anchor-type="as-char" svg:width="0.1563in" svg:height="0.1457in" draw:z-index="3"><draw:image xlink:href="Pictures/100002000000000F0000000EA95FCF9A.png" xlink:type="simple" xlink:show="embed" xlink:actuate="onLoad"/></draw:frame></text:span><text:span text:style-name="Code2"><text:span text:style-name="T22">org.osgi.service.resolver.ResolutionException</text:span></text:span></text:p>
        <text:p text:style-name="P114">All Implemented Interfaces:</text:p>
        <text:p text:style-name="P43">Serializable</text:p>
        <text:p text:style-name="P70"/>
        <text:p text:style-name="P78"><text:span text:style-name="Code2">public class </text:span><text:span text:style-name="Code2"><text:span text:style-name="T22">ResolutionException</text:span></text:span></text:p>
        <text:p text:style-name="P50"><text:span text:style-name="Code2">extends Exception</text:span></text:p>
        <text:p text:style-name="P73">Indicates failure to resolve a set of requirements.</text:p>
        <text:p text:style-name="P74"><text:span text:style-name="T20">If a resolution failure is caused by a missing mandatory dependency a resolver may include any requirements it has considered in the resolution exception. Clients may access this set of dependencies via the </text:span><text:a xlink:type="simple" xlink:href="#r10" text:style-name="Internet_20_link" text:visited-style-name="Visited_20_Internet_20_Link"><text:span text:style-name="Code2"><text:span text:style-name="T25">getUnresolvedRequirements()</text:span></text:span></text:a><text:span text:style-name="Default_20_Paragraph_20_Font"><text:span text:style-name="T20"> method.</text:span></text:span></text:p>
        <text:p text:style-name="P35">Resolver implementations may extend this class to provide extra state information about the reason for the resolution failure.</text:p>
        <text:p text:style-name="P79"/>
        <table:table table:name="Table12" table:style-name="Table12">
          <table:table-column table:style-name="Table12.A"/>
          <table:table-column table:style-name="Table12.B"/>
          <table:table-row table:style-name="Table12.1">
            <table:table-cell table:style-name="Table12.A1" office:value-type="string">
              <text:p text:style-name="P80"><text:span text:style-name="Summary_20_Heading_20_Font2"><text:span text:style-name="T6">Constructor Summary</text:span></text:span></text:p>
            </table:table-cell>
            <table:table-cell table:style-name="Table12.A1" office:value-type="string">
              <text:p text:style-name="P81"><text:span text:style-name="Page_20_Reference_20_Font"><text:span text:style-name="T13">Page</text:span></text:span></text:p>
            </table:table-cell>
          </table:table-row>
          <table:table-row table:style-name="Table12.1">
            <table:table-cell table:style-name="Table12.A2" office:value-type="string">
              <text:p text:style-name="P85"><text:a xlink:type="simple" xlink:href="#r8" text:style-name="Internet_20_link" text:visited-style-name="Visited_20_Internet_20_Link"><text:span text:style-name="Code2"><text:span text:style-name="T26">ResolutionException</text:span></text:span></text:a><text:span text:style-name="Code2"><text:span text:style-name="T6">(String message)</text:span></text:span></text:p>
              <text:p text:style-name="P87"><text:span text:style-name="T14">Create a </text:span><text:span text:style-name="Code2"><text:span text:style-name="T6">ResolutionException</text:span></text:span><text:span text:style-name="Default_20_Paragraph_20_Font"><text:span text:style-name="T14"> with the specified message.</text:span></text:span></text:p>
            </table:table-cell>
            <table:table-cell table:style-name="Table12.B2" office:value-type="string">
              <text:p text:style-name="P83"><text:span text:style-name="Page_20_Reference_20_Font"><text:span text:style-name="T6"><text:bookmark-ref text:reference-format="page" text:ref-name="r8">16</text:bookmark-ref></text:span></text:span></text:p>
            </table:table-cell>
          </table:table-row>
          <table:table-row table:style-name="Table12.1">
            <table:table-cell table:style-name="Table12.A3" office:value-type="string">
              <text:p text:style-name="P85"><text:a xlink:type="simple" xlink:href="#r7" text:style-name="Internet_20_link" text:visited-style-name="Visited_20_Internet_20_Link"><text:span text:style-name="Code2"><text:span text:style-name="T26">ResolutionException</text:span></text:span></text:a><text:span text:style-name="Code2"><text:span text:style-name="T6">(String message, Throwable cause, Collection&lt;org.osgi.resource.Requirement&gt; unresolvedRequirements)</text:span></text:span></text:p>
              <text:p text:style-name="P87"><text:span text:style-name="T14">Create a </text:span><text:span text:style-name="Code2"><text:span text:style-name="T6">ResolutionException</text:span></text:span><text:span text:style-name="Default_20_Paragraph_20_Font"><text:span text:style-name="T14"> with the specified message, cause and unresolved requirements.</text:span></text:span></text:p>
            </table:table-cell>
            <table:table-cell table:style-name="Table12.B3" office:value-type="string">
              <text:p text:style-name="P83"><text:span text:style-name="Page_20_Reference_20_Font"><text:span text:style-name="T6"><text:bookmark-ref text:reference-format="page" text:ref-name="r7">15</text:bookmark-ref></text:span></text:span></text:p>
            </table:table-cell>
          </table:table-row>
          <table:table-row table:style-name="Table12.1">
            <table:table-cell table:style-name="Table12.A3" office:value-type="string">
              <text:p text:style-name="P85"><text:a xlink:type="simple" xlink:href="#r9" text:style-name="Internet_20_link" text:visited-style-name="Visited_20_Internet_20_Link"><text:span text:style-name="Code2"><text:span text:style-name="T26">ResolutionException</text:span></text:span></text:a><text:span text:style-name="Code2"><text:span text:style-name="T6">(Throwable cause)</text:span></text:span></text:p>
              <text:p text:style-name="P87"><text:span text:style-name="T14">Create a </text:span><text:span text:style-name="Code2"><text:span text:style-name="T6">ResolutionException</text:span></text:span><text:span text:style-name="Default_20_Paragraph_20_Font"><text:span text:style-name="T14"> with the specified cause.</text:span></text:span></text:p>
            </table:table-cell>
            <table:table-cell table:style-name="Table12.B3" office:value-type="string">
              <text:p text:style-name="P83"><text:span text:style-name="Page_20_Reference_20_Font"><text:span text:style-name="T6"><text:bookmark-ref text:reference-format="page" text:ref-name="r9">16</text:bookmark-ref></text:span></text:span></text:p>
            </table:table-cell>
          </table:table-row>
        </table:table>
        <text:p text:style-name="P3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0"><text:span text:style-name="Summary_20_Heading_20_Font2"><text:span text:style-name="T6">Method Summary</text:span></text:span></text:p>
            </table:table-cell>
            <table:covered-table-cell/>
            <table:table-cell table:style-name="Table13.A1" office:value-type="string">
              <text:p text:style-name="P81"><text:span text:style-name="Page_20_Reference_20_Font"><text:span text:style-name="T13">Page</text:span></text:span></text:p>
            </table:table-cell>
          </table:table-row>
          <table:table-row table:style-name="Table13.1">
            <table:table-cell table:style-name="Table13.A2" office:value-type="string">
              <text:p text:style-name="P82"><text:span text:style-name="Code_20_Small1"><text:span text:style-name="T6">Collection&lt;org.osgi.resource.Requirement&gt;</text:span></text:span></text:p>
            </table:table-cell>
            <table:table-cell table:style-name="Table13.A2" office:value-type="string">
              <text:p text:style-name="P85"><text:a xlink:type="simple" xlink:href="#r10" text:style-name="Internet_20_link" text:visited-style-name="Visited_20_Internet_20_Link"><text:span text:style-name="Code2"><text:span text:style-name="T26">getUnresolvedRequirements</text:span></text:span></text:a><text:span text:style-name="Code2"><text:span text:style-name="T6">()</text:span></text:span></text:p>
              <text:p text:style-name="P86">Return the unresolved requirements, if any, for this exception.</text:p>
            </table:table-cell>
            <table:table-cell table:style-name="Table13.C2" office:value-type="string">
              <text:p text:style-name="P83"><text:span text:style-name="Page_20_Reference_20_Font"><text:span text:style-name="T6"><text:bookmark-ref text:reference-format="page" text:ref-name="r10">16</text:bookmark-ref></text:span></text:span></text:p>
            </table:table-cell>
          </table:table-row>
        </table:table>
        <text:p text:style-name="P115">Constructor Detail</text:p>
        <text:p text:style-name="P118"><text:bookmark text:name="r7"/>ResolutionException</text:p>
        <text:p text:style-name="P50"><text:span text:style-name="Code2">public </text:span><text:span text:style-name="Code2"><text:span text:style-name="T22">ResolutionException</text:span></text:span><text:span text:style-name="Code2">(String message,<text:line-break/>                           Throwable cause,<text:line-break/>                           Collection&lt;org.osgi.resource.Requirement&gt; unresolvedRequirements)</text:span></text:p>
        <text:p text:style-name="P44"><text:span text:style-name="T20">Create a </text:span><text:span text:style-name="Code2">ResolutionException</text:span><text:span text:style-name="Default_20_Paragraph_20_Font"><text:span text:style-name="T20"> with the specified message, cause and unresolved requirements.</text:span></text:span></text:p>
        <text:p text:style-name="P46">Parameters:</text:p>
        <text:p text:style-name="P89"><text:span text:style-name="Code2">message</text:span><text:span text:style-name="Default_20_Paragraph_20_Font"><text:span text:style-name="T20"> - The message.</text:span></text:span></text:p>
        <text:p text:style-name="P89"><text:span text:style-name="Code2">cause</text:span><text:span text:style-name="Default_20_Paragraph_20_Font"><text:span text:style-name="T20"> - The cause of this exception.</text:span></text:span></text:p>
        <text:p text:style-name="P89"><text:soft-page-break/><text:span text:style-name="Code2">unresolvedRequirements</text:span><text:span text:style-name="Default_20_Paragraph_20_Font"><text:span text:style-name="T20"> - The unresolved mandatory requirements from mandatory resources or </text:span></text:span><text:span text:style-name="Code2">null</text:span><text:span text:style-name="Default_20_Paragraph_20_Font"><text:span text:style-name="T20"> if no unresolved requirements information is provided.</text:span></text:span></text:p>
        <text:p text:style-name="P91"/>
        <text:p text:style-name="P117"><text:bookmark text:name="r8"/>ResolutionException</text:p>
        <text:p text:style-name="P50"><text:span text:style-name="Code2">public </text:span><text:span text:style-name="Code2"><text:span text:style-name="T22">ResolutionException</text:span></text:span><text:span text:style-name="Code2">(String message)</text:span></text:p>
        <text:p text:style-name="P44"><text:span text:style-name="T20">Create a </text:span><text:span text:style-name="Code2">ResolutionException</text:span><text:span text:style-name="Default_20_Paragraph_20_Font"><text:span text:style-name="T20"> with the specified message.</text:span></text:span></text:p>
        <text:p text:style-name="P46">Parameters:</text:p>
        <text:p text:style-name="P89"><text:span text:style-name="Code2">message</text:span><text:span text:style-name="Default_20_Paragraph_20_Font"><text:span text:style-name="T20"> - The message.</text:span></text:span></text:p>
        <text:p text:style-name="P91"/>
        <text:p text:style-name="P117"><text:bookmark text:name="r9"/>ResolutionException</text:p>
        <text:p text:style-name="P50"><text:span text:style-name="Code2">public </text:span><text:span text:style-name="Code2"><text:span text:style-name="T22">ResolutionException</text:span></text:span><text:span text:style-name="Code2">(Throwable cause)</text:span></text:p>
        <text:p text:style-name="P44"><text:span text:style-name="T20">Create a </text:span><text:span text:style-name="Code2">ResolutionException</text:span><text:span text:style-name="Default_20_Paragraph_20_Font"><text:span text:style-name="T20"> with the specified cause.</text:span></text:span></text:p>
        <text:p text:style-name="P46">Parameters:</text:p>
        <text:p text:style-name="P89"><text:span text:style-name="Code2">cause</text:span><text:span text:style-name="Default_20_Paragraph_20_Font"><text:span text:style-name="T20"> - The cause of this exception.</text:span></text:span></text:p>
        <text:p text:style-name="P115">Method Detail</text:p>
        <text:p text:style-name="P118"><text:bookmark text:name="r10"/>getUnresolvedRequirements</text:p>
        <text:p text:style-name="P50"><text:span text:style-name="Code2">public Collection&lt;org.osgi.resource.Requirement&gt; </text:span><text:span text:style-name="Code2"><text:span text:style-name="T22">getUnresolvedRequirements</text:span></text:span><text:span text:style-name="Code2">()</text:span></text:p>
        <text:p text:style-name="P47">Return the unresolved requirements, if any, for this exception.</text:p>
        <text:p text:style-name="P45">The unresolved requirements are provided for informational purposes and the specific set of unresolved requirements that are provided after a resolve failure is not defined.</text:p>
        <text:p text:style-name="P46">Returns:</text:p>
        <text:p text:style-name="P90">A collection of the unresolved requirements for this exception. The returned collection may be empty if no unresolved requirements information is available.</text:p>
        <text:p text:style-name="P112"><text:bookmark text:name="r21"/>Class ResolveContext</text:p>
        <text:p text:style-name="P75"><text:a xlink:type="simple" xlink:href="#r3" text:style-name="Internet_20_link" text:visited-style-name="Visited_20_Internet_20_Link"><text:span text:style-name="T27">org.osgi.service.resolver</text:span></text:a></text:p>
        <text:p text:style-name="P71"><text:span text:style-name="Code2">java.lang.Object</text:span></text:p>
        <text:p text:style-name="P34"><text:span text:style-name="Code2">  </text:span><text:span text:style-name="Code2"><draw:frame draw:style-name="fr1" draw:name="graphics3" text:anchor-type="as-char" svg:width="0.1563in" svg:height="0.1457in" draw:z-index="4"><draw:image xlink:href="Pictures/100002000000000F0000000EA95FCF9A.png" xlink:type="simple" xlink:show="embed" xlink:actuate="onLoad"/></draw:frame></text:span><text:span text:style-name="Code2"><text:span text:style-name="T22">org.osgi.service.resolver.ResolveContext</text:span></text:span></text:p>
        <text:p text:style-name="P70"/>
        <text:p text:style-name="P78"><text:span text:style-name="Code_20_Small1">@org.osgi.annotation.versioning.ConsumerType<text:line-break/></text:span><text:span text:style-name="Code2">abstract public class </text:span><text:span text:style-name="Code2"><text:span text:style-name="T22">ResolveContext</text:span></text:span></text:p>
        <text:p text:style-name="P50"><text:span text:style-name="Code2">extends Object</text:span></text:p>
        <text:p text:style-name="P74"><text:span text:style-name="T20">A resolve context provides resources, options and constraints to the potential solution of a </text:span><text:a xlink:type="simple" xlink:href="#r22" text:style-name="Internet_20_link" text:visited-style-name="Visited_20_Internet_20_Link"><text:span text:style-name="Code2"><text:span text:style-name="T25">resolve</text:span></text:span></text:a><text:span text:style-name="Default_20_Paragraph_20_Font"><text:span text:style-name="T20"> operation.</text:span></text:span></text:p>
        <text:p text:style-name="P73">Resolve Contexts:</text:p>
        <text:list xml:id="list2108152498421684130" text:style-name="RTF_5f_Num_20_2">
          <text:list-item>
            <text:p text:style-name="P36">Specify the mandatory and optional resources to resolve. The mandatory and optional resources must be consistent and correct. For example, they must not violate the singleton policy of the implementer.</text:p>
          </text:list-item>
          <text:list-item>
            <text:p text:style-name="P37"><text:span text:style-name="T14">Provide </text:span><text:span text:style-name="Code2"><text:span text:style-name="T6">capabilities</text:span></text:span><text:span text:style-name="Default_20_Paragraph_20_Font"><text:span text:style-name="T14"> that the Resolver can use to satisfy </text:span></text:span><text:span text:style-name="Code2"><text:span text:style-name="T6">requirements</text:span></text:span><text:span text:style-name="Default_20_Paragraph_20_Font"><text:span text:style-name="T14"> via the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14"> method</text:span></text:span></text:p>
          </text:list-item>
          <text:list-item>
            <text:p text:style-name="P37"><text:span text:style-name="T14">Constrain solutions via the </text:span><text:a xlink:type="simple" xlink:href="#r18" text:style-name="Internet_20_link" text:visited-style-name="Visited_20_Internet_20_Link"><text:span text:style-name="Code2"><text:span text:style-name="T25">getWirings()</text:span></text:span></text:a><text:span text:style-name="Default_20_Paragraph_20_Font"><text:span text:style-name="T14"> method. A wiring consists of a map of existing </text:span></text:span><text:span text:style-name="Code2"><text:span text:style-name="T6">resources</text:span></text:span><text:span text:style-name="Default_20_Paragraph_20_Font"><text:span text:style-name="T14"> to </text:span></text:span><text:span text:style-name="Code2"><text:span text:style-name="T6">wiring</text:span></text:span><text:span text:style-name="Default_20_Paragraph_20_Font"><text:span text:style-name="T14">.</text:span></text:span></text:p>
          </text:list-item>
          <text:list-item>
            <text:p text:style-name="P39"><text:span text:style-name="T14">Filter requirements that are part of a resolve operation via the </text:span><text:a xlink:type="simple" xlink:href="#r17" text:style-name="Internet_20_link" text:visited-style-name="Visited_20_Internet_20_Link"><text:span text:style-name="Code2"><text:span text:style-name="T25">isEffective(Requirement)</text:span></text:span></text:a><text:span text:style-name="Default_20_Paragraph_20_Font"><text:span text:style-name="T14">.</text:span></text:span></text:p>
          </text:list-item>
        </text:list>
        <text:p text:style-name="P73">A resolver may call the methods on the resolve context any number of times during a resolve operation using any thread. Implementors should ensure that this class is properly thread safe.</text:p>
        <text:p text:style-name="P51"><text:span text:style-name="T20">Except for </text:span><text:a xlink:type="simple" xlink:href="#r16" text:style-name="Internet_20_link" text:visited-style-name="Visited_20_Internet_20_Link"><text:span text:style-name="Code2"><text:span text:style-name="T25">insertHostedCapability(List, HostedCapability)</text:span></text:span></text:a><text:span text:style-name="Default_20_Paragraph_20_Font"><text:span text:style-name="T20"> and </text:span></text:span><text:a xlink:type="simple" xlink:href="#r20" text:style-name="Internet_20_link" text:visited-style-name="Visited_20_Internet_20_Link"><text:span text:style-name="Code2"><text:span text:style-name="T25">isCancelled()</text:span></text:span></text:a><text:span text:style-name="Default_20_Paragraph_20_Font"><text:span text:style-name="T20">, the resolve context methods must be </text:span></text:span><text:span text:style-name="Default_20_Paragraph_20_Font"><text:span text:style-name="T21">idempotent</text:span></text:span><text:span text:style-name="Default_20_Paragraph_20_Font"><text:span text:style-name="T20">. This means that resources must have constant capabilities and requirements and the resolve context must return a consistent set of capabilities, wires and effective requirements.</text:span></text:span></text:p>
        <text:p text:style-name="P76">ThreadSafe</text:p>
        <text:p text:style-name="P79"/>
        <table:table table:name="Table15" table:style-name="Table15">
          <table:table-column table:style-name="Table15.A"/>
          <table:table-column table:style-name="Table15.B"/>
          <table:table-row table:style-name="Table15.1">
            <table:table-cell table:style-name="Table15.A1" office:value-type="string">
              <text:p text:style-name="P80"><text:span text:style-name="Summary_20_Heading_20_Font2"><text:span text:style-name="T6">Constructor Summary</text:span></text:span></text:p>
            </table:table-cell>
            <table:table-cell table:style-name="Table15.A1" office:value-type="string">
              <text:p text:style-name="P81"><text:span text:style-name="Page_20_Reference_20_Font"><text:span text:style-name="T13">Page</text:span></text:span></text:p>
            </table:table-cell>
          </table:table-row>
          <table:table-row table:style-name="Table15.1">
            <table:table-cell table:style-name="Table15.A2" office:value-type="string">
              <text:p text:style-name="P84"><text:a xlink:type="simple" xlink:href="#r12" text:style-name="Internet_20_link" text:visited-style-name="Visited_20_Internet_20_Link"><text:span text:style-name="Code2"><text:span text:style-name="T26">ResolveContext</text:span></text:span></text:a><text:span text:style-name="Code2"><text:span text:style-name="T6">()</text:span></text:span></text:p>
            </table:table-cell>
            <table:table-cell table:style-name="Table15.B2" office:value-type="string">
              <text:p text:style-name="P83"><text:span text:style-name="Page_20_Reference_20_Font"><text:span text:style-name="T6"><text:bookmark-ref text:reference-format="page" text:ref-name="r12">18</text:bookmark-ref></text:span></text:span></text:p>
            </table:table-cell>
          </table:table-row>
        </table:table>
        <text:p text:style-name="P32"/>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80"><text:span text:style-name="Summary_20_Heading_20_Font2"><text:span text:style-name="T6">Method Summary</text:span></text:span></text:p>
            </table:table-cell>
            <table:covered-table-cell/>
            <table:table-cell table:style-name="Table16.A1" office:value-type="string">
              <text:p text:style-name="P81"><text:span text:style-name="Page_20_Reference_20_Font"><text:span text:style-name="T13">Page</text:span></text:span></text:p>
            </table:table-cell>
          </table:table-row>
          <table:table-row table:style-name="Table16.1">
            <table:table-cell table:style-name="Table16.A2" office:value-type="string">
              <text:p text:style-name="P82"><text:span text:style-name="Code_20_Small1"><text:span text:style-name="T6">abstract List&lt;org.osgi.resource.Capability&gt;</text:span></text:span></text:p>
            </table:table-cell>
            <table:table-cell table:style-name="Table16.A2" office:value-type="string">
              <text:p text:style-name="P85"><text:a xlink:type="simple" xlink:href="#r15" text:style-name="Internet_20_link" text:visited-style-name="Visited_20_Internet_20_Link"><text:span text:style-name="Code2"><text:span text:style-name="T26">findProviders</text:span></text:span></text:a><text:span text:style-name="Code2"><text:span text:style-name="T6">(org.osgi.resource.Requirement requirement)</text:span></text:span></text:p>
              <text:p text:style-name="P86">Find Capabilities that match the given Requirement.</text:p>
            </table:table-cell>
            <table:table-cell table:style-name="Table16.C2" office:value-type="string">
              <text:p text:style-name="P83"><text:span text:style-name="Page_20_Reference_20_Font"><text:span text:style-name="T6"><text:bookmark-ref text:reference-format="page" text:ref-name="r15">18</text:bookmark-ref></text:span></text:span></text:p>
            </table:table-cell>
          </table:table-row>
          <table:table-row table:style-name="Table16.1">
            <table:table-cell table:style-name="Table16.A3" office:value-type="string">
              <text:p text:style-name="P82"><text:span text:style-name="Code_20_Small1"><text:span text:style-name="T6">Collection&lt;org.osgi.resource.Resource&gt;</text:span></text:span></text:p>
            </table:table-cell>
            <table:table-cell table:style-name="Table16.A3" office:value-type="string">
              <text:p text:style-name="P85"><text:a xlink:type="simple" xlink:href="#r19" text:style-name="Internet_20_link" text:visited-style-name="Visited_20_Internet_20_Link"><text:span text:style-name="Code2"><text:span text:style-name="T26">findRelatedResources</text:span></text:span></text:a><text:span text:style-name="Code2"><text:span text:style-name="T6">(org.osgi.resource.Resource resource)</text:span></text:span></text:p>
              <text:p text:style-name="P86">Find resources that are related to the given resource.</text:p>
            </table:table-cell>
            <table:table-cell table:style-name="Table16.C3" office:value-type="string">
              <text:p text:style-name="P83"><text:span text:style-name="Page_20_Reference_20_Font"><text:span text:style-name="T6"><text:bookmark-ref text:reference-format="page" text:ref-name="r19">20</text:bookmark-ref></text:span></text:span></text:p>
            </table:table-cell>
          </table:table-row>
          <table:table-row table:style-name="Table16.1">
            <table:table-cell table:style-name="Table16.A3" office:value-type="string">
              <text:p text:style-name="P82"><text:span text:style-name="Code_20_Small1"><text:span text:style-name="T6">Collection&lt;org.osgi.resource.Resource&gt;</text:span></text:span></text:p>
            </table:table-cell>
            <table:table-cell table:style-name="Table16.A3" office:value-type="string">
              <text:p text:style-name="P85"><text:a xlink:type="simple" xlink:href="#r13" text:style-name="Internet_20_link" text:visited-style-name="Visited_20_Internet_20_Link"><text:span text:style-name="Code2"><text:span text:style-name="T26">getMandatoryResources</text:span></text:span></text:a><text:span text:style-name="Code2"><text:span text:style-name="T6">()</text:span></text:span></text:p>
              <text:p text:style-name="P86">Return the resources that must be resolved for this resolve context.</text:p>
            </table:table-cell>
            <table:table-cell table:style-name="Table16.C3" office:value-type="string">
              <text:p text:style-name="P83"><text:span text:style-name="Page_20_Reference_20_Font"><text:span text:style-name="T6"><text:bookmark-ref text:reference-format="page" text:ref-name="r13">18</text:bookmark-ref></text:span></text:span></text:p>
            </table:table-cell>
          </table:table-row>
          <table:table-row table:style-name="Table16.1">
            <table:table-cell table:style-name="Table16.A3" office:value-type="string">
              <text:p text:style-name="P82"><text:span text:style-name="Code_20_Small1"><text:span text:style-name="T6">Collection&lt;org.osgi.resource.Resource&gt;</text:span></text:span></text:p>
            </table:table-cell>
            <table:table-cell table:style-name="Table16.A3" office:value-type="string">
              <text:p text:style-name="P85"><text:a xlink:type="simple" xlink:href="#r14" text:style-name="Internet_20_link" text:visited-style-name="Visited_20_Internet_20_Link"><text:span text:style-name="Code2"><text:span text:style-name="T26">getOptionalResources</text:span></text:span></text:a><text:span text:style-name="Code2"><text:span text:style-name="T6">()</text:span></text:span></text:p>
              <text:p text:style-name="P86">Return the resources that the resolver should attempt to resolve for this resolve context.</text:p>
            </table:table-cell>
            <table:table-cell table:style-name="Table16.C3" office:value-type="string">
              <text:p text:style-name="P83"><text:span text:style-name="Page_20_Reference_20_Font"><text:span text:style-name="T6"><text:bookmark-ref text:reference-format="page" text:ref-name="r14">18</text:bookmark-ref></text:span></text:span></text:p>
            </table:table-cell>
          </table:table-row>
          <table:table-row table:style-name="Table16.1">
            <table:table-cell table:style-name="Table16.A3" office:value-type="string">
              <text:p text:style-name="P82"><text:span text:style-name="Code_20_Small1"><text:span text:style-name="T6">abstract Map&lt;org.osgi.resource.Resource,org.osgi.resource.Wiring&gt;</text:span></text:span></text:p>
            </table:table-cell>
            <table:table-cell table:style-name="Table16.A3" office:value-type="string">
              <text:p text:style-name="P85"><text:a xlink:type="simple" xlink:href="#r18" text:style-name="Internet_20_link" text:visited-style-name="Visited_20_Internet_20_Link"><text:span text:style-name="Code2"><text:span text:style-name="T26">getWirings</text:span></text:span></text:a><text:span text:style-name="Code2"><text:span text:style-name="T6">()</text:span></text:span></text:p>
              <text:p text:style-name="P86">Returns the wirings for existing resolved resources.</text:p>
            </table:table-cell>
            <table:table-cell table:style-name="Table16.C3" office:value-type="string">
              <text:p text:style-name="P83"><text:span text:style-name="Page_20_Reference_20_Font"><text:span text:style-name="T6"><text:bookmark-ref text:reference-format="page" text:ref-name="r18">19</text:bookmark-ref></text:span></text:span></text:p>
            </table:table-cell>
          </table:table-row>
          <text:soft-page-break/>
          <table:table-row table:style-name="Table16.1">
            <table:table-cell table:style-name="Table16.A3" office:value-type="string">
              <text:p text:style-name="P82"><text:span text:style-name="Code_20_Small1"><text:span text:style-name="T6">abstract int</text:span></text:span></text:p>
            </table:table-cell>
            <table:table-cell table:style-name="Table16.A3" office:value-type="string">
              <text:p text:style-name="P85"><text:a xlink:type="simple" xlink:href="#r16" text:style-name="Internet_20_link" text:visited-style-name="Visited_20_Internet_20_Link"><text:span text:style-name="Code2"><text:span text:style-name="T26">insertHostedCapability</text:span></text:span></text:a><text:span text:style-name="Code2"><text:span text:style-name="T6">(List&lt;org.osgi.resource.Capability&gt; capabilities, </text:span></text:span><text:a xlink:type="simple" xlink:href="#r6" text:style-name="Internet_20_link" text:visited-style-name="Visited_20_Internet_20_Link"><text:span text:style-name="Code2"><text:span text:style-name="T25">HostedCapability</text:span></text:span></text:a><text:span text:style-name="Code2"><text:span text:style-name="T6"> hostedCapability)</text:span></text:span></text:p>
              <text:p text:style-name="P88"><text:span text:style-name="T14">Add a </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14"> to the list of capabilities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14">.</text:span></text:span></text:p>
            </table:table-cell>
            <table:table-cell table:style-name="Table16.C3" office:value-type="string">
              <text:p text:style-name="P83"><text:span text:style-name="Page_20_Reference_20_Font"><text:span text:style-name="T6"><text:bookmark-ref text:reference-format="page" text:ref-name="r16">19</text:bookmark-ref></text:span></text:span></text:p>
            </table:table-cell>
          </table:table-row>
          <table:table-row table:style-name="Table16.1">
            <table:table-cell table:style-name="Table16.A3" office:value-type="string">
              <text:p text:style-name="P82"><text:span text:style-name="Code_20_Small1"><text:span text:style-name="T6">boolean</text:span></text:span></text:p>
            </table:table-cell>
            <table:table-cell table:style-name="Table16.A3" office:value-type="string">
              <text:p text:style-name="P85"><text:a xlink:type="simple" xlink:href="#r20" text:style-name="Internet_20_link" text:visited-style-name="Visited_20_Internet_20_Link"><text:span text:style-name="Code2"><text:span text:style-name="T26">isCancelled</text:span></text:span></text:a><text:span text:style-name="Code2"><text:span text:style-name="T6">()</text:span></text:span></text:p>
              <text:p text:style-name="P87"><text:span text:style-name="T14">Returns </text:span><text:span text:style-name="Code2"><text:span text:style-name="T6">true</text:span></text:span><text:span text:style-name="Default_20_Paragraph_20_Font"><text:span text:style-name="T14"> if the currently running resolve operation was cancelled before it completed normally.</text:span></text:span></text:p>
            </table:table-cell>
            <table:table-cell table:style-name="Table16.C3" office:value-type="string">
              <text:p text:style-name="P83"><text:span text:style-name="Page_20_Reference_20_Font"><text:span text:style-name="T6"><text:bookmark-ref text:reference-format="page" text:ref-name="r20">20</text:bookmark-ref></text:span></text:span></text:p>
            </table:table-cell>
          </table:table-row>
          <table:table-row table:style-name="Table16.1">
            <table:table-cell table:style-name="Table16.A3" office:value-type="string">
              <text:p text:style-name="P82"><text:span text:style-name="Code_20_Small1"><text:span text:style-name="T6">abstract boolean</text:span></text:span></text:p>
            </table:table-cell>
            <table:table-cell table:style-name="Table16.A3" office:value-type="string">
              <text:p text:style-name="P85"><text:a xlink:type="simple" xlink:href="#r17" text:style-name="Internet_20_link" text:visited-style-name="Visited_20_Internet_20_Link"><text:span text:style-name="Code2"><text:span text:style-name="T26">isEffective</text:span></text:span></text:a><text:span text:style-name="Code2"><text:span text:style-name="T6">(org.osgi.resource.Requirement requirement)</text:span></text:span></text:p>
              <text:p text:style-name="P86">Test if a given requirement should be wired in the resolve operation.</text:p>
            </table:table-cell>
            <table:table-cell table:style-name="Table16.C3" office:value-type="string">
              <text:p text:style-name="P83"><text:span text:style-name="Page_20_Reference_20_Font"><text:span text:style-name="T6"><text:bookmark-ref text:reference-format="page" text:ref-name="r17">19</text:bookmark-ref></text:span></text:span></text:p>
            </table:table-cell>
          </table:table-row>
        </table:table>
        <text:p text:style-name="P115">Constructor Detail</text:p>
        <text:p text:style-name="P118"><text:bookmark text:name="r12"/>ResolveContext</text:p>
        <text:p text:style-name="P50"><text:span text:style-name="Code2">public </text:span><text:span text:style-name="Code2"><text:span text:style-name="T22">ResolveContext</text:span></text:span><text:span text:style-name="Code2">()</text:span></text:p>
        <text:p text:style-name="P116">Method Detail</text:p>
        <text:p text:style-name="P118"><text:bookmark text:name="r13"/>getMandatoryResources</text:p>
        <text:p text:style-name="P50"><text:span text:style-name="Code2">public Collection&lt;org.osgi.resource.Resource&gt; </text:span><text:span text:style-name="Code2"><text:span text:style-name="T22">getMandatoryResources</text:span></text:span><text:span text:style-name="Code2">()</text:span></text:p>
        <text:p text:style-name="P47">Return the resources that must be resolved for this resolve context.</text:p>
        <text:p text:style-name="P45">The default implementation returns an empty collection.</text:p>
        <text:p text:style-name="P46">Returns:</text:p>
        <text:p text:style-name="P90">A collection of the resources that must be resolved for this resolve context. May be empty if there are no mandatory resources. The returned collection may be unmodifiable.</text:p>
        <text:p text:style-name="P91"/>
        <text:p text:style-name="P117"><text:bookmark text:name="r14"/>getOptionalResources</text:p>
        <text:p text:style-name="P50"><text:span text:style-name="Code2">public Collection&lt;org.osgi.resource.Resource&gt; </text:span><text:span text:style-name="Code2"><text:span text:style-name="T22">getOptionalResources</text:span></text:span><text:span text:style-name="Code2">()</text:span></text:p>
        <text:p text:style-name="P47">Return the resources that the resolver should attempt to resolve for this resolve context. Inability to resolve one of the specified resources will not result in a resolution exception.</text:p>
        <text:p text:style-name="P45">The default implementation returns an empty collection.</text:p>
        <text:p text:style-name="P46">Returns:</text:p>
        <text:p text:style-name="P90">A collection of the resources that the resolver should attempt to resolve for this resolve context. May be empty if there are no optional resources. The returned collection may be unmodifiable.</text:p>
        <text:p text:style-name="P91"/>
        <text:p text:style-name="P117"><text:bookmark text:name="r15"/>findProviders</text:p>
        <text:p text:style-name="P50"><text:span text:style-name="Code2">public abstract List&lt;org.osgi.resource.Capability&gt; </text:span><text:span text:style-name="Code2"><text:span text:style-name="T22">findProviders</text:span></text:span><text:span text:style-name="Code2">(org.osgi.resource.Requirement requirement)</text:span></text:p>
        <text:p text:style-name="P47">Find Capabilities that match the given Requirement.</text:p>
        <text:p text:style-name="P48"><text:span text:style-name="T20">The returned list contains </text:span><text:span text:style-name="Code2">org.osgi.resource.Capability</text:span><text:span text:style-name="Default_20_Paragraph_20_Font"><text:span text:style-name="T20"> objects where the Resource must be the declared Resource of the Capability. The Resolver can then add additional </text:span></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 objects with the </text:span></text:span><text:a xlink:type="simple" xlink:href="#r16" text:style-name="Internet_20_link" text:visited-style-name="Visited_20_Internet_20_Link"><text:span text:style-name="Code2"><text:span text:style-name="T25">insertHostedCapability(List, HostedCapability)</text:span></text:span></text:a><text:span text:style-name="Default_20_Paragraph_20_Font"><text:span text:style-name="T20"> method when it, for example, attaches </text:span></text:span><text:soft-page-break/><text:span text:style-name="Default_20_Paragraph_20_Font"><text:span text:style-name="T20">fragments. Those </text:span></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 objects will then use the host's Resource which likely differs from the declared Resource of the corresponding Capability.</text:span></text:span></text:p>
        <text:p text:style-name="P48"><text:span text:style-name="T20">The returned list is in priority order such that the Capabilities with a lower index have a preference over those with a higher index. The resolver must use the </text:span><text:a xlink:type="simple" xlink:href="#r16" text:style-name="Internet_20_link" text:visited-style-name="Visited_20_Internet_20_Link"><text:span text:style-name="Code2"><text:span text:style-name="T25">insertHostedCapability(List, HostedCapability)</text:span></text:span></text:a><text:span text:style-name="Default_20_Paragraph_20_Font"><text:span text:style-name="T20"> method to add additional Capabilities to maintain priority order. In general, this is necessary when the Resolver uses Capabilities declared in a Resource but that must originate from an attached host.</text:span></text:span></text:p>
        <text:p text:style-name="P44"><text:span text:style-name="T20">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Default_20_Paragraph_20_Font"><text:span text:style-name="T20"> namespace.</text:span></text:span></text:p>
        <text:p text:style-name="P46">Parameters:</text:p>
        <text:p text:style-name="P89"><text:span text:style-name="Code2">requirement</text:span><text:span text:style-name="Default_20_Paragraph_20_Font"><text:span text:style-name="T20"> - The requirement that a resolver is attempting to satisfy. Must not be </text:span></text:span><text:span text:style-name="Code2">null</text:span><text:span text:style-name="Default_20_Paragraph_20_Font"><text:span text:style-name="T20">.</text:span></text:span></text:p>
        <text:p text:style-name="P46">Returns:</text:p>
        <text:p text:style-name="P89"><text:span text:style-name="T20">A list of </text:span><text:span text:style-name="Code2">org.osgi.resource.Capability</text:span><text:span text:style-name="Default_20_Paragraph_20_Font"><text:span text:style-name="T20"> objects that match the specified requirement.</text:span></text:span></text:p>
        <text:p text:style-name="P91"/>
        <text:p text:style-name="P117"><text:bookmark text:name="r16"/>insertHostedCapability</text:p>
        <text:p text:style-name="P50"><text:span text:style-name="Code2">public abstract int </text:span><text:span text:style-name="Code2"><text:span text:style-name="T22">insertHostedCapability</text:span></text:span><text:span text:style-name="Code2">(List&lt;org.osgi.resource.Capability&gt; capabilities,<text:line-break/>                                           </text:span><text:a xlink:type="simple" xlink:href="#r6" text:style-name="Internet_20_link" text:visited-style-name="Visited_20_Internet_20_Link"><text:span text:style-name="Code2"><text:span text:style-name="T25">HostedCapability</text:span></text:span></text:a><text:span text:style-name="Code2"> hostedCapability)</text:span></text:p>
        <text:p text:style-name="P48"><text:span text:style-name="T20">Add a </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 to the list of capabilities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20">.</text:span></text:span></text:p>
        <text:p text:style-name="P44"><text:span text:style-name="T20">This method is used by the </text:span><text:a xlink:type="simple" xlink:href="#r24" text:style-name="Internet_20_link" text:visited-style-name="Visited_20_Internet_20_Link"><text:span text:style-name="Code2"><text:span text:style-name="T25">Resolver</text:span></text:span></text:a><text:span text:style-name="Default_20_Paragraph_20_Font"><text:span text:style-name="T20"> to add Capabilities that are hosted by another Resource to the list of Capabilities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20">.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span><text:a xlink:type="simple" xlink:href="#r6" text:style-name="Internet_20_link" text:visited-style-name="Visited_20_Internet_20_Link"><text:span text:style-name="Code2"><text:span text:style-name="T25">HostedCapability</text:span></text:span></text:a><text:span text:style-name="Default_20_Paragraph_20_Font"><text:span text:style-name="T20">.</text:span></text:span></text:p>
        <text:p text:style-name="P46">Parameters:</text:p>
        <text:p text:style-name="P89"><text:span text:style-name="Code2">capabilities</text:span><text:span text:style-name="Default_20_Paragraph_20_Font"><text:span text:style-name="T20"> - The list returned from </text:span></text:span><text:a xlink:type="simple" xlink:href="#r15" text:style-name="Internet_20_link" text:visited-style-name="Visited_20_Internet_20_Link"><text:span text:style-name="Code2"><text:span text:style-name="T25">findProviders(Requirement)</text:span></text:span></text:a><text:span text:style-name="Default_20_Paragraph_20_Font"><text:span text:style-name="T20">. Must not be </text:span></text:span><text:span text:style-name="Code2">null</text:span><text:span text:style-name="Default_20_Paragraph_20_Font"><text:span text:style-name="T20">.</text:span></text:span></text:p>
        <text:p text:style-name="P89"><text:span text:style-name="Code2">hostedCapability</text:span><text:span text:style-name="Default_20_Paragraph_20_Font"><text:span text:style-name="T20"> - The HostedCapability to insert in the specified list. Must not be </text:span></text:span><text:span text:style-name="Code2">null</text:span><text:span text:style-name="Default_20_Paragraph_20_Font"><text:span text:style-name="T20">.</text:span></text:span></text:p>
        <text:p text:style-name="P46">Returns:</text:p>
        <text:p text:style-name="P90">The index in the list of the inserted HostedCapability.</text:p>
        <text:p text:style-name="P91"/>
        <text:p text:style-name="P117"><text:bookmark text:name="r17"/>isEffective</text:p>
        <text:p text:style-name="P50"><text:span text:style-name="Code2">public abstract boolean </text:span><text:span text:style-name="Code2"><text:span text:style-name="T22">isEffective</text:span></text:span><text:span text:style-name="Code2">(org.osgi.resource.Requirement requirement)</text:span></text:p>
        <text:p text:style-name="P48"><text:span text:style-name="T20">Test if a given requirement should be wired in the resolve operation. If this method returns </text:span><text:span text:style-name="Code2">false</text:span><text:span text:style-name="Default_20_Paragraph_20_Font"><text:span text:style-name="T20">, then the resolver should ignore this requirement during the resolve operation.</text:span></text:span></text:p>
        <text:p text:style-name="P44"><text:span text:style-name="T20">The primary use case for this is to test the </text:span><text:span text:style-name="Code2">effective</text:span><text:span text:style-name="Default_20_Paragraph_20_Font"><text:span text:style-name="T20"> directive on the requirement, though implementations are free to use any effective test.</text:span></text:span></text:p>
        <text:p text:style-name="P46">Parameters:</text:p>
        <text:p text:style-name="P89"><text:span text:style-name="Code2">requirement</text:span><text:span text:style-name="Default_20_Paragraph_20_Font"><text:span text:style-name="T20"> - The Requirement to test. Must not be </text:span></text:span><text:span text:style-name="Code2">null</text:span><text:span text:style-name="Default_20_Paragraph_20_Font"><text:span text:style-name="T20">.</text:span></text:span></text:p>
        <text:p text:style-name="P46">Returns:</text:p>
        <text:p text:style-name="P89"><text:span text:style-name="Code2">true</text:span><text:span text:style-name="Default_20_Paragraph_20_Font"><text:span text:style-name="T20"> if the requirement should be considered as part of the resolve operation.</text:span></text:span></text:p>
        <text:p text:style-name="P91"/>
        <text:p text:style-name="P117"><text:bookmark text:name="r18"/>getWirings</text:p>
        <text:p text:style-name="P50"><text:span text:style-name="Code2">public abstract Map&lt;org.osgi.resource.Resource,org.osgi.resource.Wiring&gt; </text:span><text:span text:style-name="Code2"><text:span text:style-name="T22">getWirings</text:span></text:span><text:span text:style-name="Code2">()</text:span></text:p>
        <text:p text:style-name="P47"><text:soft-page-break/>Returns the wirings for existing resolved resources.</text:p>
        <text:p text:style-name="P47">For example, if this resolve context is for an OSGi framework, then the result would contain all the currently resolved bundles with each bundle's current wiring.</text:p>
        <text:p text:style-name="P45">Multiple calls to this method for this resolve context must return the same result.</text:p>
        <text:p text:style-name="P46">Returns:</text:p>
        <text:p text:style-name="P90">The wirings for existing resolved resources. The returned map is unmodifiable.</text:p>
        <text:p text:style-name="P91"/>
        <text:p text:style-name="P117"><text:bookmark text:name="r19"/>findRelatedResources</text:p>
        <text:p text:style-name="P50"><text:span text:style-name="Code2">public Collection&lt;org.osgi.resource.Resource&gt; </text:span><text:span text:style-name="Code2"><text:span text:style-name="T22">findRelatedResources</text:span></text:span><text:span text:style-name="Code2">(org.osgi.resource.Resource resource)</text:span></text:p>
        <text:p text:style-name="P47">Find resources that are related to the given resource.</text:p>
        <text:p text:style-name="P48"><text:span text:style-name="T20">The resolver attempts to resolve related resources during the current resolve operation. Failing to resolve one of the related resources will not result in a resolution exception unless the related resource is also a </text:span><text:a xlink:type="simple" xlink:href="#r13" text:style-name="Internet_20_link" text:visited-style-name="Visited_20_Internet_20_Link"><text:span text:style-name="Code2"><text:span text:style-name="T25">mandatory</text:span></text:span></text:a><text:span text:style-name="Default_20_Paragraph_20_Font"><text:span text:style-name="T20"> resource.</text:span></text:span></text:p>
        <text:p text:style-name="P45">The resolve context is asked to return related resources for each resource that is pulled into a resolve operation. 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p>
        <text:p text:style-name="P46">Parameters:</text:p>
        <text:p text:style-name="P89"><text:span text:style-name="Code2">resource</text:span><text:span text:style-name="Default_20_Paragraph_20_Font"><text:span text:style-name="T20"> - The Resource that a resolver is attempting to find related resources for. Must not be </text:span></text:span><text:span text:style-name="Code2">null</text:span><text:span text:style-name="Default_20_Paragraph_20_Font"><text:span text:style-name="T20">.</text:span></text:span></text:p>
        <text:p text:style-name="P46">Returns:</text:p>
        <text:p text:style-name="P90">A collection of the resources that the resolver should attempt to resolve for this resolve context. May be empty if there are no related resources. The returned collection may be unmodifiable.</text:p>
        <text:p text:style-name="P46">Since:</text:p>
        <text:p text:style-name="P90">1.1</text:p>
        <text:p text:style-name="P91"/>
        <text:p text:style-name="P117"><text:bookmark text:name="r20"/>isCancelled</text:p>
        <text:p text:style-name="P50"><text:span text:style-name="Code2">public boolean </text:span><text:span text:style-name="Code2"><text:span text:style-name="T22">isCancelled</text:span></text:span><text:span text:style-name="Code2">()</text:span></text:p>
        <text:p text:style-name="P48"><text:span text:style-name="T20">Returns </text:span><text:span text:style-name="Code2">true</text:span><text:span text:style-name="Default_20_Paragraph_20_Font"><text:span text:style-name="T20"> if the currently running resolve operation was cancelled before it completed normally.</text:span></text:span></text:p>
        <text:p text:style-name="P48"><text:span text:style-name="T20">The resolver is obligated to call this method periodically while it is determining a valid solution for resolution. For example, as the resolver is iterating over the set of possible solutions trying to find a consistent class space. If this method returns </text:span><text:span text:style-name="Code2">true</text:span><text:span text:style-name="Default_20_Paragraph_20_Font"><text:span text:style-name="T20"> then the resolver must cancel the current resolution operation and throw a </text:span></text:span><text:a xlink:type="simple" xlink:href="#r11" text:style-name="Internet_20_link" text:visited-style-name="Visited_20_Internet_20_Link"><text:span text:style-name="Code2"><text:span text:style-name="T25">ResolutionException</text:span></text:span></text:a><text:span text:style-name="Default_20_Paragraph_20_Font"><text:span text:style-name="T20">.</text:span></text:span></text:p>
        <text:p text:style-name="P45">This method allows a resolve context to cancel a long running resolution operation that appears to be running endlessly or at risk of running out of resources. The resolve context may then decide to give up on resolution or attempt to try resolving again with a smaller set of resources which may allow the resolution operation to complete normally.</text:p>
        <text:p text:style-name="P46">Returns:</text:p>
        <text:p text:style-name="P89"><text:span text:style-name="Code2">true</text:span><text:span text:style-name="Default_20_Paragraph_20_Font"><text:span text:style-name="T20"> if the currently running resolve operation was cancelled before it completed normally</text:span></text:span></text:p>
        <text:p text:style-name="P113"><text:bookmark text:name="r24"/>Interface Resolver</text:p>
        <text:p text:style-name="P75"><text:a xlink:type="simple" xlink:href="#r3" text:style-name="Internet_20_link" text:visited-style-name="Visited_20_Internet_20_Link"><text:span text:style-name="T27">org.osgi.service.resolver</text:span></text:a></text:p>
        <text:p text:style-name="P70"/>
        <text:p text:style-name="P92"><text:span text:style-name="Code_20_Small1">@org.osgi.annotation.versioning.ProviderType<text:line-break/></text:span><text:span text:style-name="Code2">public interface </text:span><text:span text:style-name="Code2"><text:span text:style-name="T22">Resolver</text:span></text:span></text:p>
        <text:p text:style-name="P52">A resolver service resolves the specified resources in the context supplied by the caller.</text:p>
        <text:p text:style-name="P76">ThreadSafe</text:p>
        <text:p text:style-name="P7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80"><text:span text:style-name="Summary_20_Heading_20_Font2"><text:span text:style-name="T6">Method Summary</text:span></text:span></text:p>
            </table:table-cell>
            <table:covered-table-cell/>
            <table:table-cell table:style-name="Table18.A1" office:value-type="string">
              <text:p text:style-name="P81"><text:span text:style-name="Page_20_Reference_20_Font"><text:span text:style-name="T13">Page</text:span></text:span></text:p>
            </table:table-cell>
          </table:table-row>
          <table:table-row table:style-name="Table18.1">
            <table:table-cell table:style-name="Table18.A2" office:value-type="string">
              <text:p text:style-name="P82"><text:span text:style-name="Code_20_Small1"><text:span text:style-name="T6">Map&lt;org.osgi.resource.Resource,List&lt;org.osgi.resource.Wire&gt;&gt;</text:span></text:span></text:p>
            </table:table-cell>
            <table:table-cell table:style-name="Table18.A2" office:value-type="string">
              <text:p text:style-name="P85"><text:a xlink:type="simple" xlink:href="#r23" text:style-name="Internet_20_link" text:visited-style-name="Visited_20_Internet_20_Link"><text:span text:style-name="Code2"><text:span text:style-name="T26">dynamicResolve</text:span></text:span></text:a><text:span text:style-name="Code2"><text:span text:style-name="T6">(</text:span></text:span><text:a xlink:type="simple" xlink:href="#r21" text:style-name="Internet_20_link" text:visited-style-name="Visited_20_Internet_20_Link"><text:span text:style-name="Code2"><text:span text:style-name="T25">ResolveContext</text:span></text:span></text:a><text:span text:style-name="Code2"><text:span text:style-name="T6"> context, org.osgi.resource.Wiring wiring, org.osgi.resource.Requirement requirement)</text:span></text:span></text:p>
              <text:p text:style-name="P86">Resolves a given requirement dynamically for the given wiring using the given resolve context and return any new resources and wires to the caller.</text:p>
            </table:table-cell>
            <table:table-cell table:style-name="Table18.C2" office:value-type="string">
              <text:p text:style-name="P83"><text:span text:style-name="Page_20_Reference_20_Font"><text:span text:style-name="T6"><text:bookmark-ref text:reference-format="page" text:ref-name="r23">22</text:bookmark-ref></text:span></text:span></text:p>
            </table:table-cell>
          </table:table-row>
          <table:table-row table:style-name="Table18.1">
            <table:table-cell table:style-name="Table18.A3" office:value-type="string">
              <text:p text:style-name="P82"><text:span text:style-name="Code_20_Small1"><text:span text:style-name="T6">Map&lt;org.osgi.resource.Resource,List&lt;org.osgi.resource.Wire&gt;&gt;</text:span></text:span></text:p>
            </table:table-cell>
            <table:table-cell table:style-name="Table18.A3" office:value-type="string">
              <text:p text:style-name="P85"><text:a xlink:type="simple" xlink:href="#r22" text:style-name="Internet_20_link" text:visited-style-name="Visited_20_Internet_20_Link"><text:span text:style-name="Code2"><text:span text:style-name="T26">resolve</text:span></text:span></text:a><text:span text:style-name="Code2"><text:span text:style-name="T6">(</text:span></text:span><text:a xlink:type="simple" xlink:href="#r21" text:style-name="Internet_20_link" text:visited-style-name="Visited_20_Internet_20_Link"><text:span text:style-name="Code2"><text:span text:style-name="T25">ResolveContext</text:span></text:span></text:a><text:span text:style-name="Code2"><text:span text:style-name="T6"> context)</text:span></text:span></text:p>
              <text:p text:style-name="P86">Resolve the specified resolve context and return any new resources and wires to the caller.</text:p>
            </table:table-cell>
            <table:table-cell table:style-name="Table18.C3" office:value-type="string">
              <text:p text:style-name="P83"><text:span text:style-name="Page_20_Reference_20_Font"><text:span text:style-name="T6"><text:bookmark-ref text:reference-format="page" text:ref-name="r22">21</text:bookmark-ref></text:span></text:span></text:p>
            </table:table-cell>
          </table:table-row>
        </table:table>
        <text:p text:style-name="P115">Method Detail</text:p>
        <text:p text:style-name="P118"><text:bookmark text:name="r22"/>resolve</text:p>
        <text:p text:style-name="P50"><text:span text:style-name="Code2">Map&lt;org.osgi.resource.Resource,List&lt;org.osgi.resource.Wire&gt;&gt; </text:span><text:span text:style-name="Code2"><text:span text:style-name="T22">resolve</text:span></text:span><text:span text:style-name="Code2">(</text:span><text:a xlink:type="simple" xlink:href="#r21" text:style-name="Internet_20_link" text:visited-style-name="Visited_20_Internet_20_Link"><text:span text:style-name="Code2"><text:span text:style-name="T25">ResolveContext</text:span></text:span></text:a><text:span text:style-name="Code2"> context)<text:line-break/>                                                              throws </text:span><text:a xlink:type="simple" xlink:href="#r11" text:style-name="Internet_20_link" text:visited-style-name="Visited_20_Internet_20_Link"><text:span text:style-name="Code2"><text:span text:style-name="T25">ResolutionException</text:span></text:span></text:a></text:p>
        <text:p text:style-name="P47">Resolve the specified resolve context and return any new resources and wires to the caller.</text:p>
        <text:p text:style-name="P47">The resolver considers two groups of resources:</text:p>
        <text:list xml:id="list5910251319463694045" text:style-name="RTF_5f_Num_20_3">
          <text:list-item>
            <text:p text:style-name="P38"><text:span text:style-name="T14">Mandatory - any resource in the </text:span><text:a xlink:type="simple" xlink:href="#r13" text:style-name="Internet_20_link" text:visited-style-name="Visited_20_Internet_20_Link"><text:span text:style-name="Code2"><text:span text:style-name="T25">mandatory group</text:span></text:span></text:a><text:span text:style-name="Default_20_Paragraph_20_Font"><text:span text:style-name="T14"> must be resolved. A failure to satisfy any mandatory requirement for these resources will result in throwing a </text:span></text:span><text:a xlink:type="simple" xlink:href="#r11" text:style-name="Internet_20_link" text:visited-style-name="Visited_20_Internet_20_Link"><text:span text:style-name="Code2"><text:span text:style-name="T25">ResolutionException</text:span></text:span></text:a></text:p>
          </text:list-item>
          <text:list-item>
            <text:p text:style-name="P40"><text:span text:style-name="T14">Optional - any resource in the </text:span><text:a xlink:type="simple" xlink:href="#r14" text:style-name="Internet_20_link" text:visited-style-name="Visited_20_Internet_20_Link"><text:span text:style-name="Code2"><text:span text:style-name="T25">optional group</text:span></text:span></text:a><text:span text:style-name="Default_20_Paragraph_20_Font"><text:span text:style-name="T14"> may be resolved. A failure to satisfy a mandatory requirement for a resource in this group will not fail the overall resolution but no resources or wires will be returned for that resource.</text:span></text:span></text:p>
          </text:list-item>
        </text:list>
        <text:p text:style-name="P48"><text:span text:style-name="T20">The resolve method returns the delta between the start state defined by </text:span><text:a xlink:type="simple" xlink:href="#r18" text:style-name="Internet_20_link" text:visited-style-name="Visited_20_Internet_20_Link"><text:span text:style-name="Code2"><text:span text:style-name="T25">ResolveContext.getWirings()</text:span></text:span></text:a><text:span text:style-name="Default_20_Paragraph_20_Font"><text:span text:style-name="T20"> and the end resolved state. That is, only new resources and wires are included.</text:span></text:span></text:p>
        <text:p text:style-name="P45">The behavior of the resolver is not defined if the specified resolve context supplies inconsistent information.</text:p>
        <text:p text:style-name="P46">Parameters:</text:p>
        <text:p text:style-name="P89"><text:span text:style-name="Code2">context</text:span><text:span text:style-name="Default_20_Paragraph_20_Font"><text:span text:style-name="T20"> - The resolve context for the resolve operation. Must not be </text:span></text:span><text:span text:style-name="Code2">null</text:span><text:span text:style-name="Default_20_Paragraph_20_Font"><text:span text:style-name="T20">.</text:span></text:span></text:p>
        <text:p text:style-name="P46">Returns:</text:p>
        <text:p text:style-name="P90">The new resources and wires required to satisfy the specified resolve context. The returned map is the property of the caller and can be modified by the caller.</text:p>
        <text:p text:style-name="P46">Throws:</text:p>
        <text:p text:style-name="P89"><text:a xlink:type="simple" xlink:href="#r11" text:style-name="Internet_20_link" text:visited-style-name="Visited_20_Internet_20_Link"><text:span text:style-name="Code2"><text:span text:style-name="T25">ResolutionException</text:span></text:span></text:a><text:span text:style-name="Default_20_Paragraph_20_Font"><text:span text:style-name="T20"> - If the resolution cannot be satisfied.</text:span></text:span></text:p>
        <text:p text:style-name="P91"/>
        <text:p text:style-name="P117"><text:bookmark text:name="r23"/><text:soft-page-break/>dynamicResolve</text:p>
        <text:p text:style-name="P50"><text:span text:style-name="Code2">Map&lt;org.osgi.resource.Resource,List&lt;org.osgi.resource.Wire&gt;&gt; </text:span><text:span text:style-name="Code2"><text:span text:style-name="T22">dynamicResolve</text:span></text:span><text:span text:style-name="Code2">(</text:span><text:a xlink:type="simple" xlink:href="#r21" text:style-name="Internet_20_link" text:visited-style-name="Visited_20_Internet_20_Link"><text:span text:style-name="Code2"><text:span text:style-name="T25">ResolveContext</text:span></text:span></text:a><text:span text:style-name="Code2"> context,<text:line-break/>                                                                            org.osgi.resource.Wiring wiring,<text:line-break/>                                                                            org.osgi.resource.Requirement requirement)<text:line-break/>                                                                     throws </text:span><text:a xlink:type="simple" xlink:href="#r11" text:style-name="Internet_20_link" text:visited-style-name="Visited_20_Internet_20_Link"><text:span text:style-name="Code2"><text:span text:style-name="T25">ResolutionException</text:span></text:span></text:a></text:p>
        <text:p text:style-name="P47">Resolves a given requirement dynamically for the given wiring using the given resolve context and return any new resources and wires to the caller.</text:p>
        <text:p text:style-name="P48"><text:span text:style-name="T20">The requirement must be a </text:span><text:span text:style-name="Code2">requirement</text:span><text:span text:style-name="Default_20_Paragraph_20_Font"><text:span text:style-name="T20"> of the wiring and must use the </text:span></text:span><text:span text:style-name="Code2">package</text:span><text:span text:style-name="Default_20_Paragraph_20_Font"><text:span text:style-name="T20"> namespace.</text:span></text:span></text:p>
        <text:p text:style-name="P48"><text:span text:style-name="T20">The resolve context is not asked for </text:span><text:a xlink:type="simple" xlink:href="#r13" text:style-name="Internet_20_link" text:visited-style-name="Visited_20_Internet_20_Link"><text:span text:style-name="Code2"><text:span text:style-name="T25">mandatory</text:span></text:span></text:a><text:span text:style-name="Default_20_Paragraph_20_Font"><text:span text:style-name="T20"> resources or for </text:span></text:span><text:a xlink:type="simple" xlink:href="#r13" text:style-name="Internet_20_link" text:visited-style-name="Visited_20_Internet_20_Link"><text:span text:style-name="Code2"><text:span text:style-name="T25">optional</text:span></text:span></text:a><text:span text:style-name="Default_20_Paragraph_20_Font"><text:span text:style-name="T20"> resources. The resolve context is asked to </text:span></text:span><text:a xlink:type="simple" xlink:href="#r15" text:style-name="Internet_20_link" text:visited-style-name="Visited_20_Internet_20_Link"><text:span text:style-name="Code2"><text:span text:style-name="T25">find providers</text:span></text:span></text:a><text:span text:style-name="Default_20_Paragraph_20_Font"><text:span text:style-name="T20"> for the given requirement. The matching </text:span></text:span><text:span text:style-name="Code2">package</text:span><text:span text:style-name="Default_20_Paragraph_20_Font"><text:span text:style-name="T20"> capabilities returned by the resolve context must not have a </text:span></text:span><text:span text:style-name="Code2">osgi.wiring.package</text:span><text:span text:style-name="Default_20_Paragraph_20_Font"><text:span text:style-name="T20"> attribute equal to a </text:span></text:span><text:span text:style-name="Code2">package</text:span><text:span text:style-name="Default_20_Paragraph_20_Font"><text:span text:style-name="T20"> capability already </text:span></text:span><text:span text:style-name="Code2">wired to</text:span><text:span text:style-name="Default_20_Paragraph_20_Font"><text:span text:style-name="T20"> by the wiring or equal a </text:span></text:span><text:span text:style-name="Code2">package</text:span><text:span text:style-name="Default_20_Paragraph_20_Font"><text:span text:style-name="T20"> capability </text:span></text:span><text:span text:style-name="Code2">provided</text:span><text:span text:style-name="Default_20_Paragraph_20_Font"><text:span text:style-name="T20"> by the wiring. The resolve context may be requested to </text:span></text:span><text:a xlink:type="simple" xlink:href="#r15" text:style-name="Internet_20_link" text:visited-style-name="Visited_20_Internet_20_Link"><text:span text:style-name="Code2"><text:span text:style-name="T25">find providers</text:span></text:span></text:a><text:span text:style-name="Default_20_Paragraph_20_Font"><text:span text:style-name="T20"> for other requirements in order to resolve the resources that provide the matching capabilities to the given requirement.</text:span></text:span></text:p>
        <text:p text:style-name="P48"><text:span text:style-name="T20">If the requirement </text:span><text:span text:style-name="Code2">cardinality</text:span><text:span text:style-name="Default_20_Paragraph_20_Font"><text:span text:style-name="T20"> is not </text:span></text:span><text:span text:style-name="Code2">multiple</text:span><text:span text:style-name="Default_20_Paragraph_20_Font"><text:span text:style-name="T20"> then no new wire must be created if the </text:span></text:span><text:span text:style-name="Code2">wires</text:span><text:span text:style-name="Default_20_Paragraph_20_Font"><text:span text:style-name="T20"> of the wiring already contain a wire that uses the </text:span></text:span><text:span text:style-name="Code2">requirement</text:span></text:p>
        <text:p text:style-name="P44"><text:span text:style-name="T20">This operation may resolve additional resources in order to resolve the dynamic requirement. The returned map will contain entries for each resource that got resolved in addition to the specified wiring </text:span><text:span text:style-name="Code2">resource</text:span><text:span text:style-name="Default_20_Paragraph_20_Font"><text:span text:style-name="T20">. The wire list for the wiring resource will only contain wires which are for the dynamic requirement.</text:span></text:span></text:p>
        <text:p text:style-name="P46">Parameters:</text:p>
        <text:p text:style-name="P89"><text:span text:style-name="Code2">context</text:span><text:span text:style-name="Default_20_Paragraph_20_Font"><text:span text:style-name="T20"> - The resolve context for the resolve operation. Must not be </text:span></text:span><text:span text:style-name="Code2">null</text:span><text:span text:style-name="Default_20_Paragraph_20_Font"><text:span text:style-name="T20">.</text:span></text:span></text:p>
        <text:p text:style-name="P89"><text:span text:style-name="Code2">wiring</text:span><text:span text:style-name="Default_20_Paragraph_20_Font"><text:span text:style-name="T20"> - The wiring with the dynamic </text:span></text:span><text:span text:style-name="Code2">requirement</text:span><text:span text:style-name="Default_20_Paragraph_20_Font"><text:span text:style-name="T20">. Must not be </text:span></text:span><text:span text:style-name="Code2">null</text:span><text:span text:style-name="Default_20_Paragraph_20_Font"><text:span text:style-name="T20">.</text:span></text:span></text:p>
        <text:p text:style-name="P89"><text:span text:style-name="Code2">requirement</text:span><text:span text:style-name="Default_20_Paragraph_20_Font"><text:span text:style-name="T20"> - The dynamic requirement. Must not be </text:span></text:span><text:span text:style-name="Code2">null</text:span><text:span text:style-name="Default_20_Paragraph_20_Font"><text:span text:style-name="T20">.</text:span></text:span></text:p>
        <text:p text:style-name="P46">Returns:</text:p>
        <text:p text:style-name="P90">The new resources and wires required to satisfy the specified dynamic requirement. The returned map is the property of the caller and can be modified by the caller. If no new wires were created the an empty map is returned.</text:p>
        <text:p text:style-name="P46">Throws:</text:p>
        <text:p text:style-name="P89"><text:a xlink:type="simple" xlink:href="#r11" text:style-name="Internet_20_link" text:visited-style-name="Visited_20_Internet_20_Link"><text:span text:style-name="Code2"><text:span text:style-name="T25">ResolutionException</text:span></text:span></text:a></text:p>
        <text:section text:style-name="Sect2" text:name="Section2">
          <text:p text:style-name="P93"><text:span text:style-name="T30">Java API documentation generated with </text:span><text:a xlink:type="simple" xlink:href="http://www.filigris.com/products/docflex_javadoc/#docflex-doclet" text:style-name="Internet_20_link" text:visited-style-name="Visited_20_Internet_20_Link"><text:span text:style-name="T28">DocFlex/Doclet</text:span></text:a><text:span text:style-name="Default_20_Paragraph_20_Font"><text:span text:style-name="T30"> v1.5.6</text:span></text:span></text:p>
          <text:p text:style-name="P33"><text:span text:style-name="T30">DocFlex/Doclet is both a multi-format Javadoc doclet and a free edition of </text:span><text:a xlink:type="simple" xlink:href="http://www.filigris.com/products/docflex_javadoc/" text:style-name="Internet_20_link" text:visited-style-name="Visited_20_Internet_20_Link"><text:span text:style-name="T28">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8">www.docflex.com</text:span></text:span></text:a></text:p>
        </text:section>
      </text:section>
      <text:p text:style-name="P30"/>
      <text:h text:style-name="P94" text:outline-level="1">Considered Alternatives</text:h>
      <text:p text:style-name="P16"/>
      <text:h text:style-name="P94" text:outline-level="1"><text:soft-page-break/>Security Considerations</text:h>
      <text:p text:style-name="P16">No security concerns for this RFC</text:p>
      <text:h text:style-name="P94" text:outline-level="1">Document Support</text:h>
      <text:h text:style-name="P96" text:outline-level="2">References</text:h>
      <text:list xml:id="list1186357055701564959" text:style-name="WW8Num3">
        <text:list-item>
          <text:p text:style-name="P107"><text:bookmark-start text:name="_Ref493020620"/>Bradner, S., Key words for use in RFCs to Indicate Requirement Levels, RFC2119, March 1997.<text:bookmark-end text:name="_Ref493020620"/></text:p>
        </text:list-item>
        <text:list-item>
          <text:p text:style-name="P107">Software Requirements &amp; Specifications. Michael Jackson. ISBN 0-201-87712-0</text:p>
        </text:list-item>
      </text:list>
      <text:p text:style-name="P22"/>
      <text:p text:style-name="P16"><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96"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
          </table:table-cell>
        </table:table-row>
        <table:table-row table:style-name="Table2.1">
          <table:table-cell table:style-name="Table2.A1" office:value-type="string">
            <text:p text:style-name="P6">Company</text:p>
          </table:table-cell>
          <table:table-cell table:style-name="Table2.B1" office:value-type="string">
            <text:p text:style-name="P6"/>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9"/>
          </table:table-cell>
        </table:table-row>
      </table:table>
      <text:p text:style-name="P16"/>
      <text:h text:style-name="P96" text:outline-level="2">Acronyms and Abbreviations</text:h>
      <text:p text:style-name="P16"/>
      <text:h text:style-name="P96"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12</text:page-number> of <text:page-count style:num-format="1">23</text:page-count></text:p>
        <text:p text:style-name="Header"/>
        <text:p text:style-name="Header"><text:tab/>Draft<text:tab/> <text:modification-date style:data-style-name="N76">May 3,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Page <text:page-number style:num-format="1" text:select-page="current">13</text:page-number> of <text:page-count style:num-format="1">23</text:page-count></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Page <text:page-number style:num-format="1" text:select-page="current">14</text:page-number> of <text:page-count style:num-format="1">23</text:page-count></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Page <text:page-number style:num-format="1" text:select-page="current">16</text:page-number> of <text:page-count style:num-format="1">23</text:page-count></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Page <text:page-number style:num-format="1" text:select-page="current">20</text:page-number> of <text:page-count style:num-format="1">23</text:page-count></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Page <text:page-number style:num-format="1" text:select-page="current">23</text:page-number> of <text:page-count style:num-format="1">2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4-29T15:56:05.55</meta:creation-date>
    <meta:editing-cycles>13</meta:editing-cycles>
    <meta:editing-duration>P1DT1H30M25S</meta:editing-duration>
    <dc:date>2016-05-03T13:09:37.56</dc:date>
    <meta:document-statistic meta:table-count="18" meta:image-count="4" meta:object-count="1" meta:page-count="23" meta:paragraph-count="473" meta:word-count="6340" meta:character-count="44220"/>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